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#FFFFFF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3" style:data-style-name="N48">
      <style:table-cell-properties fo:border="thin solid #000000"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3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4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28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5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6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8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style-name="ce3">
            <text:p>中 華 民 國 111 年 4 月 底</text:p>
          </table:table-cell>
          <table:table-cell table:number-columns-repeated="15" table:style-name="ce3"/>
          <table:table-cell table:number-columns-repeated="2" table:style-name="ce4"/>
          <table:table-cell office:value-type="string" table:style-name="ce5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6">
            <text:p>區域別</text:p>
          </table:table-cell>
          <table:table-cell office:value-type="string" table:number-columns-spanned="3" table:number-rows-spanned="1" table:style-name="ce7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8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6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1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2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12<text:s/><text:span text:style-name="T2">～</text:span><text:span text:style-name="T4"><text:s/></text:span>17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65<text:span text:style-name="T2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4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5">
            <text:p>總 <text:s text:c="3"/>計</text:p>
          </table:table-cell>
          <table:table-cell office:value-type="float" office:value="23215015" table:style-name="ce16">
            <text:p>23,215,015</text:p>
          </table:table-cell>
          <table:table-cell office:value-type="float" office:value="11493738" table:style-name="ce16">
            <text:p>11,493,738</text:p>
          </table:table-cell>
          <table:table-cell office:value-type="float" office:value="11721277" table:style-name="ce16">
            <text:p>11,721,277</text:p>
          </table:table-cell>
          <table:table-cell office:value-type="float" office:value="845982" table:style-name="ce16">
            <text:p>845,982</text:p>
          </table:table-cell>
          <table:table-cell office:value-type="float" office:value="438272" table:style-name="ce16">
            <text:p>438,272</text:p>
          </table:table-cell>
          <table:table-cell office:value-type="float" office:value="407710" table:style-name="ce16">
            <text:p>407,710</text:p>
          </table:table-cell>
          <table:table-cell office:value-type="float" office:value="3.6441156725507176" table:style-name="ce17">
            <text:p>3.64</text:p>
          </table:table-cell>
          <table:table-cell office:value-type="float" office:value="1260795" table:style-name="ce16">
            <text:p>1,260,795</text:p>
          </table:table-cell>
          <table:table-cell office:value-type="float" office:value="653326" table:style-name="ce16">
            <text:p>653,326</text:p>
          </table:table-cell>
          <table:table-cell office:value-type="float" office:value="607469" table:style-name="ce16">
            <text:p>607,469</text:p>
          </table:table-cell>
          <table:table-cell office:value-type="float" office:value="5.4309463078098377" table:style-name="ce18">
            <text:p>5.43</text:p>
          </table:table-cell>
          <table:table-cell office:value-type="float" office:value="2274410" table:style-name="ce16">
            <text:p>2,274,410</text:p>
          </table:table-cell>
          <table:table-cell office:value-type="float" office:value="1178679" table:style-name="ce16">
            <text:p>1,178,679</text:p>
          </table:table-cell>
          <table:table-cell office:value-type="float" office:value="1095731" table:style-name="ce16">
            <text:p>1,095,731</text:p>
          </table:table-cell>
          <table:table-cell office:value-type="float" office:value="9.7971506802817068" table:style-name="ce17">
            <text:p>9.80</text:p>
          </table:table-cell>
          <table:table-cell office:value-type="float" office:value="2460343" table:style-name="ce16">
            <text:p>2,460,343</text:p>
          </table:table-cell>
          <table:table-cell office:value-type="float" office:value="1275722" table:style-name="ce16">
            <text:p>1,275,722</text:p>
          </table:table-cell>
          <table:table-cell office:value-type="float" office:value="1184621" table:style-name="ce16">
            <text:p>1,184,621</text:p>
          </table:table-cell>
          <table:table-cell office:value-type="float" office:value="10.598067673012487" table:style-name="ce17">
            <text:p>10.60</text:p>
          </table:table-cell>
          <table:table-cell office:value-type="float" office:value="1200927" table:style-name="ce16">
            <text:p>1,200,927</text:p>
          </table:table-cell>
          <table:table-cell office:value-type="float" office:value="627340" table:style-name="ce16">
            <text:p>627,340</text:p>
          </table:table-cell>
          <table:table-cell office:value-type="float" office:value="573587" table:style-name="ce16">
            <text:p>573,587</text:p>
          </table:table-cell>
          <table:table-cell office:value-type="float" office:value="5.1730614862837694" table:style-name="ce17">
            <text:p>5.17</text:p>
          </table:table-cell>
          <table:table-cell office:value-type="float" office:value="19280204" table:style-name="ce16">
            <text:p>19,280,204</text:p>
          </table:table-cell>
          <table:table-cell office:value-type="float" office:value="9447068" table:style-name="ce16">
            <text:p>9,447,068</text:p>
          </table:table-cell>
          <table:table-cell office:value-type="float" office:value="9833136" table:style-name="ce16">
            <text:p>9,833,136</text:p>
          </table:table-cell>
          <table:table-cell office:value-type="float" office:value="83.050577395707052" table:style-name="ce17">
            <text:p>83.05</text:p>
          </table:table-cell>
          <table:table-cell office:value-type="float" office:value="3972100" table:style-name="ce16">
            <text:p>3,972,100</text:p>
          </table:table-cell>
          <table:table-cell office:value-type="float" office:value="1805067" table:style-name="ce16">
            <text:p>1,805,067</text:p>
          </table:table-cell>
          <table:table-cell office:value-type="float" office:value="2167033" table:style-name="ce16">
            <text:p>2,167,033</text:p>
          </table:table-cell>
          <table:table-cell office:value-type="float" office:value="17.110047096674286" table:style-name="ce17">
            <text:p>17.11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新北市</text:p>
          </table:table-cell>
          <table:table-cell office:value-type="float" office:value="3975803" table:style-name="ce20">
            <text:p>3,975,803</text:p>
          </table:table-cell>
          <table:table-cell office:value-type="float" office:value="1940507" table:style-name="ce20">
            <text:p>1,940,507</text:p>
          </table:table-cell>
          <table:table-cell office:value-type="float" office:value="2035296" table:style-name="ce20">
            <text:p>2,035,296</text:p>
          </table:table-cell>
          <table:table-cell office:value-type="float" office:value="136422" table:style-name="ce20">
            <text:p>136,422</text:p>
          </table:table-cell>
          <table:table-cell office:value-type="float" office:value="70336" table:style-name="ce20">
            <text:p>70,336</text:p>
          </table:table-cell>
          <table:table-cell office:value-type="float" office:value="66086" table:style-name="ce20">
            <text:p>66,086</text:p>
          </table:table-cell>
          <table:table-cell office:value-type="float" office:value="3.4313068328586702" table:style-name="ce21">
            <text:p>3.43</text:p>
          </table:table-cell>
          <table:table-cell office:value-type="float" office:value="204635" table:style-name="ce20">
            <text:p>204,635</text:p>
          </table:table-cell>
          <table:table-cell office:value-type="float" office:value="105582" table:style-name="ce20">
            <text:p>105,582</text:p>
          </table:table-cell>
          <table:table-cell office:value-type="float" office:value="99053" table:style-name="ce20">
            <text:p>99,053</text:p>
          </table:table-cell>
          <table:table-cell office:value-type="float" office:value="5.1470105535913122" table:style-name="ce22">
            <text:p>5.15</text:p>
          </table:table-cell>
          <table:table-cell office:value-type="float" office:value="372296" table:style-name="ce20">
            <text:p>372,296</text:p>
          </table:table-cell>
          <table:table-cell office:value-type="float" office:value="192287" table:style-name="ce20">
            <text:p>192,287</text:p>
          </table:table-cell>
          <table:table-cell office:value-type="float" office:value="180009" table:style-name="ce20">
            <text:p>180,009</text:p>
          </table:table-cell>
          <table:table-cell office:value-type="float" office:value="9.3640454519502097" table:style-name="ce21">
            <text:p>9.36</text:p>
          </table:table-cell>
          <table:table-cell office:value-type="float" office:value="402075" table:style-name="ce20">
            <text:p>402,075</text:p>
          </table:table-cell>
          <table:table-cell office:value-type="float" office:value="207814" table:style-name="ce20">
            <text:p>207,814</text:p>
          </table:table-cell>
          <table:table-cell office:value-type="float" office:value="194261" table:style-name="ce20">
            <text:p>194,261</text:p>
          </table:table-cell>
          <table:table-cell office:value-type="float" office:value="10.11305137603649" table:style-name="ce21">
            <text:p>10.11</text:p>
          </table:table-cell>
          <table:table-cell office:value-type="float" office:value="195677" table:style-name="ce20">
            <text:p>195,677</text:p>
          </table:table-cell>
          <table:table-cell office:value-type="float" office:value="102211" table:style-name="ce20">
            <text:p>102,211</text:p>
          </table:table-cell>
          <table:table-cell office:value-type="float" office:value="93466" table:style-name="ce20">
            <text:p>93,466</text:p>
          </table:table-cell>
          <table:table-cell office:value-type="float" office:value="4.9216975790802513" table:style-name="ce21">
            <text:p>4.92</text:p>
          </table:table-cell>
          <table:table-cell office:value-type="float" office:value="3332663" table:style-name="ce20">
            <text:p>3,332,663</text:p>
          </table:table-cell>
          <table:table-cell office:value-type="float" office:value="1606583" table:style-name="ce20">
            <text:p>1,606,583</text:p>
          </table:table-cell>
          <table:table-cell office:value-type="float" office:value="1726080" table:style-name="ce20">
            <text:p>1,726,080</text:p>
          </table:table-cell>
          <table:table-cell office:value-type="float" office:value="83.823645185639222" table:style-name="ce21">
            <text:p>83.82</text:p>
          </table:table-cell>
          <table:table-cell office:value-type="float" office:value="655953" table:style-name="ce20">
            <text:p>655,953</text:p>
          </table:table-cell>
          <table:table-cell office:value-type="float" office:value="293795" table:style-name="ce20">
            <text:p>293,795</text:p>
          </table:table-cell>
          <table:table-cell office:value-type="float" office:value="362158" table:style-name="ce20">
            <text:p>362,158</text:p>
          </table:table-cell>
          <table:table-cell office:value-type="float" office:value="16.49862933349565" table:style-name="ce21">
            <text:p>16.50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北市</text:p>
          </table:table-cell>
          <table:table-cell office:value-type="float" office:value="2478124" table:style-name="ce20">
            <text:p>2,478,124</text:p>
          </table:table-cell>
          <table:table-cell office:value-type="float" office:value="1179782" table:style-name="ce20">
            <text:p>1,179,782</text:p>
          </table:table-cell>
          <table:table-cell office:value-type="float" office:value="1298342" table:style-name="ce20">
            <text:p>1,298,342</text:p>
          </table:table-cell>
          <table:table-cell office:value-type="float" office:value="93933" table:style-name="ce20">
            <text:p>93,933</text:p>
          </table:table-cell>
          <table:table-cell office:value-type="float" office:value="48567" table:style-name="ce20">
            <text:p>48,567</text:p>
          </table:table-cell>
          <table:table-cell office:value-type="float" office:value="45366" table:style-name="ce20">
            <text:p>45,366</text:p>
          </table:table-cell>
          <table:table-cell office:value-type="float" office:value="3.7904882887216296" table:style-name="ce21">
            <text:p>3.79</text:p>
          </table:table-cell>
          <table:table-cell office:value-type="float" office:value="140852" table:style-name="ce20">
            <text:p>140,852</text:p>
          </table:table-cell>
          <table:table-cell office:value-type="float" office:value="72838" table:style-name="ce20">
            <text:p>72,838</text:p>
          </table:table-cell>
          <table:table-cell office:value-type="float" office:value="68014" table:style-name="ce20">
            <text:p>68,014</text:p>
          </table:table-cell>
          <table:table-cell office:value-type="float" office:value="5.6838156605561307" table:style-name="ce22">
            <text:p>5.68</text:p>
          </table:table-cell>
          <table:table-cell office:value-type="float" office:value="255553" table:style-name="ce20">
            <text:p>255,553</text:p>
          </table:table-cell>
          <table:table-cell office:value-type="float" office:value="132235" table:style-name="ce20">
            <text:p>132,235</text:p>
          </table:table-cell>
          <table:table-cell office:value-type="float" office:value="123318" table:style-name="ce20">
            <text:p>123,318</text:p>
          </table:table-cell>
          <table:table-cell office:value-type="float" office:value="10.312357250888173" table:style-name="ce21">
            <text:p>10.31</text:p>
          </table:table-cell>
          <table:table-cell office:value-type="float" office:value="276823" table:style-name="ce20">
            <text:p>276,823</text:p>
          </table:table-cell>
          <table:table-cell office:value-type="float" office:value="143358" table:style-name="ce20">
            <text:p>143,358</text:p>
          </table:table-cell>
          <table:table-cell office:value-type="float" office:value="133465" table:style-name="ce20">
            <text:p>133,465</text:p>
          </table:table-cell>
          <table:table-cell office:value-type="float" office:value="11.17066781161879" table:style-name="ce21">
            <text:p>11.17</text:p>
          </table:table-cell>
          <table:table-cell office:value-type="float" office:value="123027" table:style-name="ce20">
            <text:p>123,027</text:p>
          </table:table-cell>
          <table:table-cell office:value-type="float" office:value="64236" table:style-name="ce20">
            <text:p>64,236</text:p>
          </table:table-cell>
          <table:table-cell office:value-type="float" office:value="58791" table:style-name="ce20">
            <text:p>58,791</text:p>
          </table:table-cell>
          <table:table-cell office:value-type="float" office:value="4.9645215493655686" table:style-name="ce21">
            <text:p>4.96</text:p>
          </table:table-cell>
          <table:table-cell office:value-type="float" office:value="2058405" table:style-name="ce20">
            <text:p>2,058,405</text:p>
          </table:table-cell>
          <table:table-cell office:value-type="float" office:value="961861" table:style-name="ce20">
            <text:p>961,861</text:p>
          </table:table-cell>
          <table:table-cell office:value-type="float" office:value="1096544" table:style-name="ce20">
            <text:p>1,096,544</text:p>
          </table:table-cell>
          <table:table-cell office:value-type="float" office:value="83.063034779534846" table:style-name="ce21">
            <text:p>83.06</text:p>
          </table:table-cell>
          <table:table-cell office:value-type="float" office:value="500942" table:style-name="ce20">
            <text:p>500,942</text:p>
          </table:table-cell>
          <table:table-cell office:value-type="float" office:value="221566" table:style-name="ce20">
            <text:p>221,566</text:p>
          </table:table-cell>
          <table:table-cell office:value-type="float" office:value="279376" table:style-name="ce20">
            <text:p>279,376</text:p>
          </table:table-cell>
          <table:table-cell office:value-type="float" office:value="20.214565534250909" table:style-name="ce21">
            <text:p>20.21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桃園市</text:p>
          </table:table-cell>
          <table:table-cell office:value-type="float" office:value="2263430" table:style-name="ce20">
            <text:p>2,263,430</text:p>
          </table:table-cell>
          <table:table-cell office:value-type="float" office:value="1119790" table:style-name="ce20">
            <text:p>1,119,790</text:p>
          </table:table-cell>
          <table:table-cell office:value-type="float" office:value="1143640" table:style-name="ce20">
            <text:p>1,143,640</text:p>
          </table:table-cell>
          <table:table-cell office:value-type="float" office:value="101862" table:style-name="ce20">
            <text:p>101,862</text:p>
          </table:table-cell>
          <table:table-cell office:value-type="float" office:value="52764" table:style-name="ce20">
            <text:p>52,764</text:p>
          </table:table-cell>
          <table:table-cell office:value-type="float" office:value="49098" table:style-name="ce20">
            <text:p>49,098</text:p>
          </table:table-cell>
          <table:table-cell office:value-type="float" office:value="4.5003379826192988" table:style-name="ce21">
            <text:p>4.50</text:p>
          </table:table-cell>
          <table:table-cell office:value-type="float" office:value="148440" table:style-name="ce20">
            <text:p>148,440</text:p>
          </table:table-cell>
          <table:table-cell office:value-type="float" office:value="76910" table:style-name="ce20">
            <text:p>76,910</text:p>
          </table:table-cell>
          <table:table-cell office:value-type="float" office:value="71530" table:style-name="ce20">
            <text:p>71,530</text:p>
          </table:table-cell>
          <table:table-cell office:value-type="float" office:value="6.5581882364376192" table:style-name="ce22">
            <text:p>6.56</text:p>
          </table:table-cell>
          <table:table-cell office:value-type="float" office:value="259926" table:style-name="ce20">
            <text:p>259,926</text:p>
          </table:table-cell>
          <table:table-cell office:value-type="float" office:value="134724" table:style-name="ce20">
            <text:p>134,724</text:p>
          </table:table-cell>
          <table:table-cell office:value-type="float" office:value="125202" table:style-name="ce20">
            <text:p>125,202</text:p>
          </table:table-cell>
          <table:table-cell office:value-type="float" office:value="11.483721608355459" table:style-name="ce21">
            <text:p>11.48</text:p>
          </table:table-cell>
          <table:table-cell office:value-type="float" office:value="279884" table:style-name="ce20">
            <text:p>279,884</text:p>
          </table:table-cell>
          <table:table-cell office:value-type="float" office:value="145188" table:style-name="ce20">
            <text:p>145,188</text:p>
          </table:table-cell>
          <table:table-cell office:value-type="float" office:value="134696" table:style-name="ce20">
            <text:p>134,696</text:p>
          </table:table-cell>
          <table:table-cell office:value-type="float" office:value="12.365480708482259" table:style-name="ce21">
            <text:p>12.37</text:p>
          </table:table-cell>
          <table:table-cell office:value-type="float" office:value="129194" table:style-name="ce20">
            <text:p>129,194</text:p>
          </table:table-cell>
          <table:table-cell office:value-type="float" office:value="67749" table:style-name="ce20">
            <text:p>67,749</text:p>
          </table:table-cell>
          <table:table-cell office:value-type="float" office:value="61445" table:style-name="ce20">
            <text:p>61,445</text:p>
          </table:table-cell>
          <table:table-cell office:value-type="float" office:value="5.7078858193096318" table:style-name="ce21">
            <text:p>5.71</text:p>
          </table:table-cell>
          <table:table-cell office:value-type="float" office:value="1825755" table:style-name="ce20">
            <text:p>1,825,755</text:p>
          </table:table-cell>
          <table:table-cell office:value-type="float" office:value="891927" table:style-name="ce20">
            <text:p>891,927</text:p>
          </table:table-cell>
          <table:table-cell office:value-type="float" office:value="933828" table:style-name="ce20">
            <text:p>933,828</text:p>
          </table:table-cell>
          <table:table-cell office:value-type="float" office:value="80.663197006313425" table:style-name="ce21">
            <text:p>80.66</text:p>
          </table:table-cell>
          <table:table-cell office:value-type="float" office:value="313359" table:style-name="ce20">
            <text:p>313,359</text:p>
          </table:table-cell>
          <table:table-cell office:value-type="float" office:value="142439" table:style-name="ce20">
            <text:p>142,439</text:p>
          </table:table-cell>
          <table:table-cell office:value-type="float" office:value="170920" table:style-name="ce20">
            <text:p>170,920</text:p>
          </table:table-cell>
          <table:table-cell office:value-type="float" office:value="13.84443079750644" table:style-name="ce21">
            <text:p>13.84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中市</text:p>
          </table:table-cell>
          <table:table-cell office:value-type="float" office:value="2801069" table:style-name="ce20">
            <text:p>2,801,069</text:p>
          </table:table-cell>
          <table:table-cell office:value-type="float" office:value="1373848" table:style-name="ce20">
            <text:p>1,373,848</text:p>
          </table:table-cell>
          <table:table-cell office:value-type="float" office:value="1427221" table:style-name="ce20">
            <text:p>1,427,221</text:p>
          </table:table-cell>
          <table:table-cell office:value-type="float" office:value="112802" table:style-name="ce20">
            <text:p>112,802</text:p>
          </table:table-cell>
          <table:table-cell office:value-type="float" office:value="58496" table:style-name="ce20">
            <text:p>58,496</text:p>
          </table:table-cell>
          <table:table-cell office:value-type="float" office:value="54306" table:style-name="ce20">
            <text:p>54,306</text:p>
          </table:table-cell>
          <table:table-cell office:value-type="float" office:value="4.0271053658442542" table:style-name="ce21">
            <text:p>4.03</text:p>
          </table:table-cell>
          <table:table-cell office:value-type="float" office:value="170277" table:style-name="ce20">
            <text:p>170,277</text:p>
          </table:table-cell>
          <table:table-cell office:value-type="float" office:value="88446" table:style-name="ce20">
            <text:p>88,446</text:p>
          </table:table-cell>
          <table:table-cell office:value-type="float" office:value="81831" table:style-name="ce20">
            <text:p>81,831</text:p>
          </table:table-cell>
          <table:table-cell office:value-type="float" office:value="6.0790005530031568" table:style-name="ce22">
            <text:p>6.08</text:p>
          </table:table-cell>
          <table:table-cell office:value-type="float" office:value="306813" table:style-name="ce20">
            <text:p>306,813</text:p>
          </table:table-cell>
          <table:table-cell office:value-type="float" office:value="159169" table:style-name="ce20">
            <text:p>159,169</text:p>
          </table:table-cell>
          <table:table-cell office:value-type="float" office:value="147644" table:style-name="ce20">
            <text:p>147,644</text:p>
          </table:table-cell>
          <table:table-cell office:value-type="float" office:value="10.953425281562145" table:style-name="ce21">
            <text:p>10.95</text:p>
          </table:table-cell>
          <table:table-cell office:value-type="float" office:value="331190" table:style-name="ce20">
            <text:p>331,190</text:p>
          </table:table-cell>
          <table:table-cell office:value-type="float" office:value="171908" table:style-name="ce20">
            <text:p>171,908</text:p>
          </table:table-cell>
          <table:table-cell office:value-type="float" office:value="159282" table:style-name="ce20">
            <text:p>159,282</text:p>
          </table:table-cell>
          <table:table-cell office:value-type="float" office:value="11.823700165900947" table:style-name="ce21">
            <text:p>11.82</text:p>
          </table:table-cell>
          <table:table-cell office:value-type="float" office:value="157266" table:style-name="ce20">
            <text:p>157,266</text:p>
          </table:table-cell>
          <table:table-cell office:value-type="float" office:value="81708" table:style-name="ce20">
            <text:p>81,708</text:p>
          </table:table-cell>
          <table:table-cell office:value-type="float" office:value="75558" table:style-name="ce20">
            <text:p>75,558</text:p>
          </table:table-cell>
          <table:table-cell office:value-type="float" office:value="5.6144993215090384" table:style-name="ce21">
            <text:p>5.61</text:p>
          </table:table-cell>
          <table:table-cell office:value-type="float" office:value="2278545" table:style-name="ce20">
            <text:p>2,278,545</text:p>
          </table:table-cell>
          <table:table-cell office:value-type="float" office:value="1102596" table:style-name="ce20">
            <text:p>1,102,596</text:p>
          </table:table-cell>
          <table:table-cell office:value-type="float" office:value="1175949" table:style-name="ce20">
            <text:p>1,175,949</text:p>
          </table:table-cell>
          <table:table-cell office:value-type="float" office:value="81.345550573727394" table:style-name="ce21">
            <text:p>81.35</text:p>
          </table:table-cell>
          <table:table-cell office:value-type="float" office:value="410329" table:style-name="ce20">
            <text:p>410,329</text:p>
          </table:table-cell>
          <table:table-cell office:value-type="float" office:value="186174" table:style-name="ce20">
            <text:p>186,174</text:p>
          </table:table-cell>
          <table:table-cell office:value-type="float" office:value="224155" table:style-name="ce20">
            <text:p>224,155</text:p>
          </table:table-cell>
          <table:table-cell office:value-type="float" office:value="14.649014358446721" table:style-name="ce21">
            <text:p>14.65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南市</text:p>
          </table:table-cell>
          <table:table-cell office:value-type="float" office:value="1852429" table:style-name="ce20">
            <text:p>1,852,429</text:p>
          </table:table-cell>
          <table:table-cell office:value-type="float" office:value="922064" table:style-name="ce20">
            <text:p>922,064</text:p>
          </table:table-cell>
          <table:table-cell office:value-type="float" office:value="930365" table:style-name="ce20">
            <text:p>930,365</text:p>
          </table:table-cell>
          <table:table-cell office:value-type="float" office:value="60861" table:style-name="ce20">
            <text:p>60,861</text:p>
          </table:table-cell>
          <table:table-cell office:value-type="float" office:value="31662" table:style-name="ce20">
            <text:p>31,662</text:p>
          </table:table-cell>
          <table:table-cell office:value-type="float" office:value="29199" table:style-name="ce20">
            <text:p>29,199</text:p>
          </table:table-cell>
          <table:table-cell office:value-type="float" office:value="3.2854700504040912" table:style-name="ce21">
            <text:p>3.29</text:p>
          </table:table-cell>
          <table:table-cell office:value-type="float" office:value="92866" table:style-name="ce20">
            <text:p>92,866</text:p>
          </table:table-cell>
          <table:table-cell office:value-type="float" office:value="48282" table:style-name="ce20">
            <text:p>48,282</text:p>
          </table:table-cell>
          <table:table-cell office:value-type="float" office:value="44584" table:style-name="ce20">
            <text:p>44,584</text:p>
          </table:table-cell>
          <table:table-cell office:value-type="float" office:value="5.0132015855938334" table:style-name="ce22">
            <text:p>5.01</text:p>
          </table:table-cell>
          <table:table-cell office:value-type="float" office:value="171205" table:style-name="ce20">
            <text:p>171,205</text:p>
          </table:table-cell>
          <table:table-cell office:value-type="float" office:value="88850" table:style-name="ce20">
            <text:p>88,850</text:p>
          </table:table-cell>
          <table:table-cell office:value-type="float" office:value="82355" table:style-name="ce20">
            <text:p>82,355</text:p>
          </table:table-cell>
          <table:table-cell office:value-type="float" office:value="9.2421895791957471" table:style-name="ce21">
            <text:p>9.24</text:p>
          </table:table-cell>
          <table:table-cell office:value-type="float" office:value="185546" table:style-name="ce20">
            <text:p>185,546</text:p>
          </table:table-cell>
          <table:table-cell office:value-type="float" office:value="96336" table:style-name="ce20">
            <text:p>96,336</text:p>
          </table:table-cell>
          <table:table-cell office:value-type="float" office:value="89210" table:style-name="ce20">
            <text:p>89,210</text:p>
          </table:table-cell>
          <table:table-cell office:value-type="float" office:value="10.016362300525419" table:style-name="ce21">
            <text:p>10.02</text:p>
          </table:table-cell>
          <table:table-cell office:value-type="float" office:value="92104" table:style-name="ce20">
            <text:p>92,104</text:p>
          </table:table-cell>
          <table:table-cell office:value-type="float" office:value="47888" table:style-name="ce20">
            <text:p>47,888</text:p>
          </table:table-cell>
          <table:table-cell office:value-type="float" office:value="44216" table:style-name="ce20">
            <text:p>44,216</text:p>
          </table:table-cell>
          <table:table-cell office:value-type="float" office:value="4.9720664057839734" table:style-name="ce21">
            <text:p>4.97</text:p>
          </table:table-cell>
          <table:table-cell office:value-type="float" office:value="1554745" table:style-name="ce20">
            <text:p>1,554,745</text:p>
          </table:table-cell>
          <table:table-cell office:value-type="float" office:value="767312" table:style-name="ce20">
            <text:p>767,312</text:p>
          </table:table-cell>
          <table:table-cell office:value-type="float" office:value="787433" table:style-name="ce20">
            <text:p>787,433</text:p>
          </table:table-cell>
          <table:table-cell office:value-type="float" office:value="83.93007235365026" table:style-name="ce21">
            <text:p>83.93</text:p>
          </table:table-cell>
          <table:table-cell office:value-type="float" office:value="325961" table:style-name="ce20">
            <text:p>325,961</text:p>
          </table:table-cell>
          <table:table-cell office:value-type="float" office:value="149856" table:style-name="ce20">
            <text:p>149,856</text:p>
          </table:table-cell>
          <table:table-cell office:value-type="float" office:value="176105" table:style-name="ce20">
            <text:p>176,105</text:p>
          </table:table-cell>
          <table:table-cell office:value-type="float" office:value="17.596409902889665" table:style-name="ce21">
            <text:p>17.60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高雄市</text:p>
          </table:table-cell>
          <table:table-cell office:value-type="float" office:value="2726087" table:style-name="ce20">
            <text:p>2,726,087</text:p>
          </table:table-cell>
          <table:table-cell office:value-type="float" office:value="1342982" table:style-name="ce20">
            <text:p>1,342,982</text:p>
          </table:table-cell>
          <table:table-cell office:value-type="float" office:value="1383105" table:style-name="ce20">
            <text:p>1,383,105</text:p>
          </table:table-cell>
          <table:table-cell office:value-type="float" office:value="94007" table:style-name="ce20">
            <text:p>94,007</text:p>
          </table:table-cell>
          <table:table-cell office:value-type="float" office:value="48753" table:style-name="ce20">
            <text:p>48,753</text:p>
          </table:table-cell>
          <table:table-cell office:value-type="float" office:value="45254" table:style-name="ce20">
            <text:p>45,254</text:p>
          </table:table-cell>
          <table:table-cell office:value-type="float" office:value="3.4484225925291456" table:style-name="ce21">
            <text:p>3.45</text:p>
          </table:table-cell>
          <table:table-cell office:value-type="float" office:value="139073" table:style-name="ce20">
            <text:p>139,073</text:p>
          </table:table-cell>
          <table:table-cell office:value-type="float" office:value="72090" table:style-name="ce20">
            <text:p>72,090</text:p>
          </table:table-cell>
          <table:table-cell office:value-type="float" office:value="66983" table:style-name="ce20">
            <text:p>66,983</text:p>
          </table:table-cell>
          <table:table-cell office:value-type="float" office:value="5.1015613221441578" table:style-name="ce22">
            <text:p>5.10</text:p>
          </table:table-cell>
          <table:table-cell office:value-type="float" office:value="248767" table:style-name="ce20">
            <text:p>248,767</text:p>
          </table:table-cell>
          <table:table-cell office:value-type="float" office:value="128940" table:style-name="ce20">
            <text:p>128,940</text:p>
          </table:table-cell>
          <table:table-cell office:value-type="float" office:value="119827" table:style-name="ce20">
            <text:p>119,827</text:p>
          </table:table-cell>
          <table:table-cell office:value-type="float" office:value="9.1254240968831883" table:style-name="ce21">
            <text:p>9.13</text:p>
          </table:table-cell>
          <table:table-cell office:value-type="float" office:value="268968" table:style-name="ce20">
            <text:p>268,968</text:p>
          </table:table-cell>
          <table:table-cell office:value-type="float" office:value="139397" table:style-name="ce20">
            <text:p>139,397</text:p>
          </table:table-cell>
          <table:table-cell office:value-type="float" office:value="129571" table:style-name="ce20">
            <text:p>129,571</text:p>
          </table:table-cell>
          <table:table-cell office:value-type="float" office:value="9.8664496034059077" table:style-name="ce21">
            <text:p>9.87</text:p>
          </table:table-cell>
          <table:table-cell office:value-type="float" office:value="133935" table:style-name="ce20">
            <text:p>133,935</text:p>
          </table:table-cell>
          <table:table-cell office:value-type="float" office:value="69711" table:style-name="ce20">
            <text:p>69,711</text:p>
          </table:table-cell>
          <table:table-cell office:value-type="float" office:value="64224" table:style-name="ce20">
            <text:p>64,224</text:p>
          </table:table-cell>
          <table:table-cell office:value-type="float" office:value="4.9130860460432846" table:style-name="ce21">
            <text:p>4.91</text:p>
          </table:table-cell>
          <table:table-cell office:value-type="float" office:value="2291648" table:style-name="ce20">
            <text:p>2,291,648</text:p>
          </table:table-cell>
          <table:table-cell office:value-type="float" office:value="1117368" table:style-name="ce20">
            <text:p>1,117,368</text:p>
          </table:table-cell>
          <table:table-cell office:value-type="float" office:value="1174280" table:style-name="ce20">
            <text:p>1,174,280</text:p>
          </table:table-cell>
          <table:table-cell office:value-type="float" office:value="84.063641402493758" table:style-name="ce21">
            <text:p>84.06</text:p>
          </table:table-cell>
          <table:table-cell office:value-type="float" office:value="486261" table:style-name="ce20">
            <text:p>486,261</text:p>
          </table:table-cell>
          <table:table-cell office:value-type="float" office:value="219159" table:style-name="ce20">
            <text:p>219,159</text:p>
          </table:table-cell>
          <table:table-cell office:value-type="float" office:value="267102" table:style-name="ce20">
            <text:p>267,102</text:p>
          </table:table-cell>
          <table:table-cell office:value-type="float" office:value="17.837325074364831" table:style-name="ce21">
            <text:p>17.84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灣省</text:p>
          </table:table-cell>
          <table:table-cell office:value-type="float" office:value="6963811" table:style-name="ce20">
            <text:p>6,963,811</text:p>
          </table:table-cell>
          <table:table-cell office:value-type="float" office:value="3536981" table:style-name="ce20">
            <text:p>3,536,981</text:p>
          </table:table-cell>
          <table:table-cell office:value-type="float" office:value="3426830" table:style-name="ce20">
            <text:p>3,426,830</text:p>
          </table:table-cell>
          <table:table-cell office:value-type="float" office:value="241099" table:style-name="ce20">
            <text:p>241,099</text:p>
          </table:table-cell>
          <table:table-cell office:value-type="float" office:value="125120" table:style-name="ce20">
            <text:p>125,120</text:p>
          </table:table-cell>
          <table:table-cell office:value-type="float" office:value="115979" table:style-name="ce20">
            <text:p>115,979</text:p>
          </table:table-cell>
          <table:table-cell office:value-type="float" office:value="3.4621703547095115" table:style-name="ce21">
            <text:p>3.46</text:p>
          </table:table-cell>
          <table:table-cell office:value-type="float" office:value="357919" table:style-name="ce20">
            <text:p>357,919</text:p>
          </table:table-cell>
          <table:table-cell office:value-type="float" office:value="185683" table:style-name="ce20">
            <text:p>185,683</text:p>
          </table:table-cell>
          <table:table-cell office:value-type="float" office:value="172236" table:style-name="ce20">
            <text:p>172,236</text:p>
          </table:table-cell>
          <table:table-cell office:value-type="float" office:value="5.1397000866335976" table:style-name="ce22">
            <text:p>5.14</text:p>
          </table:table-cell>
          <table:table-cell office:value-type="float" office:value="648905" table:style-name="ce20">
            <text:p>648,905</text:p>
          </table:table-cell>
          <table:table-cell office:value-type="float" office:value="336765" table:style-name="ce20">
            <text:p>336,765</text:p>
          </table:table-cell>
          <table:table-cell office:value-type="float" office:value="312140" table:style-name="ce20">
            <text:p>312,140</text:p>
          </table:table-cell>
          <table:table-cell office:value-type="float" office:value="9.3182454262472092" table:style-name="ce21">
            <text:p>9.32</text:p>
          </table:table-cell>
          <table:table-cell office:value-type="float" office:value="704158" table:style-name="ce20">
            <text:p>704,158</text:p>
          </table:table-cell>
          <table:table-cell office:value-type="float" office:value="365629" table:style-name="ce20">
            <text:p>365,629</text:p>
          </table:table-cell>
          <table:table-cell office:value-type="float" office:value="338529" table:style-name="ce20">
            <text:p>338,529</text:p>
          </table:table-cell>
          <table:table-cell office:value-type="float" office:value="10.11167591998117" table:style-name="ce21">
            <text:p>10.11</text:p>
          </table:table-cell>
          <table:table-cell office:value-type="float" office:value="364386" table:style-name="ce20">
            <text:p>364,386</text:p>
          </table:table-cell>
          <table:table-cell office:value-type="float" office:value="191036" table:style-name="ce20">
            <text:p>191,036</text:p>
          </table:table-cell>
          <table:table-cell office:value-type="float" office:value="173350" table:style-name="ce20">
            <text:p>173,350</text:p>
          </table:table-cell>
          <table:table-cell office:value-type="float" office:value="5.2325659039281796" table:style-name="ce21">
            <text:p>5.23</text:p>
          </table:table-cell>
          <table:table-cell office:value-type="float" office:value="5803700" table:style-name="ce20">
            <text:p>5,803,700</text:p>
          </table:table-cell>
          <table:table-cell office:value-type="float" office:value="2931852" table:style-name="ce20">
            <text:p>2,931,852</text:p>
          </table:table-cell>
          <table:table-cell office:value-type="float" office:value="2871848" table:style-name="ce20">
            <text:p>2,871,848</text:p>
          </table:table-cell>
          <table:table-cell office:value-type="float" office:value="83.340860342131634" table:style-name="ce21">
            <text:p>83.34</text:p>
          </table:table-cell>
          <table:table-cell office:value-type="float" office:value="1255395" table:style-name="ce20">
            <text:p>1,255,395</text:p>
          </table:table-cell>
          <table:table-cell office:value-type="float" office:value="580531" table:style-name="ce20">
            <text:p>580,531</text:p>
          </table:table-cell>
          <table:table-cell office:value-type="float" office:value="674864" table:style-name="ce20">
            <text:p>674,864</text:p>
          </table:table-cell>
          <table:table-cell office:value-type="float" office:value="18.027413437843158" table:style-name="ce21">
            <text:p>18.03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宜蘭縣</text:p>
          </table:table-cell>
          <table:table-cell office:value-type="float" office:value="448963" table:style-name="ce24">
            <text:p>448,963</text:p>
          </table:table-cell>
          <table:table-cell office:value-type="float" office:value="226008" table:style-name="ce24">
            <text:p>226,008</text:p>
          </table:table-cell>
          <table:table-cell office:value-type="float" office:value="222955" table:style-name="ce24">
            <text:p>222,955</text:p>
          </table:table-cell>
          <table:table-cell office:value-type="float" office:value="15126" table:style-name="ce24">
            <text:p>15,126</text:p>
          </table:table-cell>
          <table:table-cell office:value-type="float" office:value="7785" table:style-name="ce24">
            <text:p>7,785</text:p>
          </table:table-cell>
          <table:table-cell office:value-type="float" office:value="7341" table:style-name="ce24">
            <text:p>7,341</text:p>
          </table:table-cell>
          <table:table-cell office:value-type="float" office:value="3.3690972307294809" table:style-name="ce25">
            <text:p>3.37</text:p>
          </table:table-cell>
          <table:table-cell office:value-type="float" office:value="22580" table:style-name="ce24">
            <text:p>22,580</text:p>
          </table:table-cell>
          <table:table-cell office:value-type="float" office:value="11638" table:style-name="ce24">
            <text:p>11,638</text:p>
          </table:table-cell>
          <table:table-cell office:value-type="float" office:value="10942" table:style-name="ce24">
            <text:p>10,942</text:p>
          </table:table-cell>
          <table:table-cell office:value-type="float" office:value="5.0293676761782153" table:style-name="ce26">
            <text:p>5.03</text:p>
          </table:table-cell>
          <table:table-cell office:value-type="float" office:value="40834" table:style-name="ce24">
            <text:p>40,834</text:p>
          </table:table-cell>
          <table:table-cell office:value-type="float" office:value="21171" table:style-name="ce24">
            <text:p>21,171</text:p>
          </table:table-cell>
          <table:table-cell office:value-type="float" office:value="19663" table:style-name="ce24">
            <text:p>19,663</text:p>
          </table:table-cell>
          <table:table-cell office:value-type="float" office:value="9.0951815628459354" table:style-name="ce25">
            <text:p>9.10</text:p>
          </table:table-cell>
          <table:table-cell office:value-type="float" office:value="44314" table:style-name="ce24">
            <text:p>44,314</text:p>
          </table:table-cell>
          <table:table-cell office:value-type="float" office:value="22971" table:style-name="ce24">
            <text:p>22,971</text:p>
          </table:table-cell>
          <table:table-cell office:value-type="float" office:value="21343" table:style-name="ce24">
            <text:p>21,343</text:p>
          </table:table-cell>
          <table:table-cell office:value-type="float" office:value="9.8703011161276102" table:style-name="ce25">
            <text:p>9.87</text:p>
          </table:table-cell>
          <table:table-cell office:value-type="float" office:value="22727" table:style-name="ce24">
            <text:p>22,727</text:p>
          </table:table-cell>
          <table:table-cell office:value-type="float" office:value="11762" table:style-name="ce24">
            <text:p>11,762</text:p>
          </table:table-cell>
          <table:table-cell office:value-type="float" office:value="10965" table:style-name="ce24">
            <text:p>10,965</text:p>
          </table:table-cell>
          <table:table-cell office:value-type="float" office:value="5.0621097952392518" table:style-name="ce25">
            <text:p>5.06</text:p>
          </table:table-cell>
          <table:table-cell office:value-type="float" office:value="376320" table:style-name="ce24">
            <text:p>376,320</text:p>
          </table:table-cell>
          <table:table-cell office:value-type="float" office:value="188275" table:style-name="ce24">
            <text:p>188,275</text:p>
          </table:table-cell>
          <table:table-cell office:value-type="float" office:value="188045" table:style-name="ce24">
            <text:p>188,045</text:p>
          </table:table-cell>
          <table:table-cell office:value-type="float" office:value="83.819824796252689" table:style-name="ce25">
            <text:p>83.82</text:p>
          </table:table-cell>
          <table:table-cell office:value-type="float" office:value="81994" table:style-name="ce24">
            <text:p>81,994</text:p>
          </table:table-cell>
          <table:table-cell office:value-type="float" office:value="37946" table:style-name="ce24">
            <text:p>37,946</text:p>
          </table:table-cell>
          <table:table-cell office:value-type="float" office:value="44048" table:style-name="ce24">
            <text:p>44,048</text:p>
          </table:table-cell>
          <table:table-cell office:value-type="float" office:value="18.262974899936076" table:style-name="ce25">
            <text:p>18.26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縣</text:p>
          </table:table-cell>
          <table:table-cell office:value-type="float" office:value="575682" table:style-name="ce24">
            <text:p>575,682</text:p>
          </table:table-cell>
          <table:table-cell office:value-type="float" office:value="293752" table:style-name="ce24">
            <text:p>293,752</text:p>
          </table:table-cell>
          <table:table-cell office:value-type="float" office:value="281930" table:style-name="ce24">
            <text:p>281,930</text:p>
          </table:table-cell>
          <table:table-cell office:value-type="float" office:value="26840" table:style-name="ce24">
            <text:p>26,840</text:p>
          </table:table-cell>
          <table:table-cell office:value-type="float" office:value="13918" table:style-name="ce24">
            <text:p>13,918</text:p>
          </table:table-cell>
          <table:table-cell office:value-type="float" office:value="12922" table:style-name="ce24">
            <text:p>12,922</text:p>
          </table:table-cell>
          <table:table-cell office:value-type="float" office:value="4.6622961982483382" table:style-name="ce25">
            <text:p>4.66</text:p>
          </table:table-cell>
          <table:table-cell office:value-type="float" office:value="40547" table:style-name="ce24">
            <text:p>40,547</text:p>
          </table:table-cell>
          <table:table-cell office:value-type="float" office:value="21101" table:style-name="ce24">
            <text:p>21,101</text:p>
          </table:table-cell>
          <table:table-cell office:value-type="float" office:value="19446" table:style-name="ce24">
            <text:p>19,446</text:p>
          </table:table-cell>
          <table:table-cell office:value-type="float" office:value="7.0432982097755366" table:style-name="ce26">
            <text:p>7.04</text:p>
          </table:table-cell>
          <table:table-cell office:value-type="float" office:value="73465" table:style-name="ce24">
            <text:p>73,465</text:p>
          </table:table-cell>
          <table:table-cell office:value-type="float" office:value="37967" table:style-name="ce24">
            <text:p>37,967</text:p>
          </table:table-cell>
          <table:table-cell office:value-type="float" office:value="35498" table:style-name="ce24">
            <text:p>35,498</text:p>
          </table:table-cell>
          <table:table-cell office:value-type="float" office:value="12.761385626092183" table:style-name="ce25">
            <text:p>12.76</text:p>
          </table:table-cell>
          <table:table-cell office:value-type="float" office:value="79313" table:style-name="ce24">
            <text:p>79,313</text:p>
          </table:table-cell>
          <table:table-cell office:value-type="float" office:value="41031" table:style-name="ce24">
            <text:p>41,031</text:p>
          </table:table-cell>
          <table:table-cell office:value-type="float" office:value="38282" table:style-name="ce24">
            <text:p>38,282</text:p>
          </table:table-cell>
          <table:table-cell office:value-type="float" office:value="13.777224231433326" table:style-name="ce25">
            <text:p>13.78</text:p>
          </table:table-cell>
          <table:table-cell office:value-type="float" office:value="36073" table:style-name="ce24">
            <text:p>36,073</text:p>
          </table:table-cell>
          <table:table-cell office:value-type="float" office:value="18948" table:style-name="ce24">
            <text:p>18,948</text:p>
          </table:table-cell>
          <table:table-cell office:value-type="float" office:value="17125" table:style-name="ce24">
            <text:p>17,125</text:p>
          </table:table-cell>
          <table:table-cell office:value-type="float" office:value="6.2661330387262417" table:style-name="ce25">
            <text:p>6.27</text:p>
          </table:table-cell>
          <table:table-cell office:value-type="float" office:value="453326" table:style-name="ce24">
            <text:p>453,326</text:p>
          </table:table-cell>
          <table:table-cell office:value-type="float" office:value="230131" table:style-name="ce24">
            <text:p>230,131</text:p>
          </table:table-cell>
          <table:table-cell office:value-type="float" office:value="223195" table:style-name="ce24">
            <text:p>223,195</text:p>
          </table:table-cell>
          <table:table-cell office:value-type="float" office:value="78.74590485719547" table:style-name="ce25">
            <text:p>78.75</text:p>
          </table:table-cell>
          <table:table-cell office:value-type="float" office:value="77526" table:style-name="ce24">
            <text:p>77,526</text:p>
          </table:table-cell>
          <table:table-cell office:value-type="float" office:value="36944" table:style-name="ce24">
            <text:p>36,944</text:p>
          </table:table-cell>
          <table:table-cell office:value-type="float" office:value="40582" table:style-name="ce24">
            <text:p>40,582</text:p>
          </table:table-cell>
          <table:table-cell office:value-type="float" office:value="13.466809801244436" table:style-name="ce25">
            <text:p>13.4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苗栗縣</text:p>
          </table:table-cell>
          <table:table-cell office:value-type="float" office:value="535780" table:style-name="ce24">
            <text:p>535,780</text:p>
          </table:table-cell>
          <table:table-cell office:value-type="float" office:value="276022" table:style-name="ce24">
            <text:p>276,022</text:p>
          </table:table-cell>
          <table:table-cell office:value-type="float" office:value="259758" table:style-name="ce24">
            <text:p>259,758</text:p>
          </table:table-cell>
          <table:table-cell office:value-type="float" office:value="16267" table:style-name="ce24">
            <text:p>16,267</text:p>
          </table:table-cell>
          <table:table-cell office:value-type="float" office:value="8403" table:style-name="ce24">
            <text:p>8,403</text:p>
          </table:table-cell>
          <table:table-cell office:value-type="float" office:value="7864" table:style-name="ce24">
            <text:p>7,864</text:p>
          </table:table-cell>
          <table:table-cell office:value-type="float" office:value="3.0361342342006048" table:style-name="ce25">
            <text:p>3.04</text:p>
          </table:table-cell>
          <table:table-cell office:value-type="float" office:value="25705" table:style-name="ce24">
            <text:p>25,705</text:p>
          </table:table-cell>
          <table:table-cell office:value-type="float" office:value="13273" table:style-name="ce24">
            <text:p>13,273</text:p>
          </table:table-cell>
          <table:table-cell office:value-type="float" office:value="12432" table:style-name="ce24">
            <text:p>12,432</text:p>
          </table:table-cell>
          <table:table-cell office:value-type="float" office:value="4.7976781514800848" table:style-name="ce26">
            <text:p>4.80</text:p>
          </table:table-cell>
          <table:table-cell office:value-type="float" office:value="49615" table:style-name="ce24">
            <text:p>49,615</text:p>
          </table:table-cell>
          <table:table-cell office:value-type="float" office:value="25553" table:style-name="ce24">
            <text:p>25,553</text:p>
          </table:table-cell>
          <table:table-cell office:value-type="float" office:value="24062" table:style-name="ce24">
            <text:p>24,062</text:p>
          </table:table-cell>
          <table:table-cell office:value-type="float" office:value="9.2603307327634479" table:style-name="ce25">
            <text:p>9.26</text:p>
          </table:table-cell>
          <table:table-cell office:value-type="float" office:value="53921" table:style-name="ce24">
            <text:p>53,921</text:p>
          </table:table-cell>
          <table:table-cell office:value-type="float" office:value="27804" table:style-name="ce24">
            <text:p>27,804</text:p>
          </table:table-cell>
          <table:table-cell office:value-type="float" office:value="26117" table:style-name="ce24">
            <text:p>26,117</text:p>
          </table:table-cell>
          <table:table-cell office:value-type="float" office:value="10.064018813692186" table:style-name="ce25">
            <text:p>10.06</text:p>
          </table:table-cell>
          <table:table-cell office:value-type="float" office:value="28657" table:style-name="ce24">
            <text:p>28,657</text:p>
          </table:table-cell>
          <table:table-cell office:value-type="float" office:value="15073" table:style-name="ce24">
            <text:p>15,073</text:p>
          </table:table-cell>
          <table:table-cell office:value-type="float" office:value="13584" table:style-name="ce24">
            <text:p>13,584</text:p>
          </table:table-cell>
          <table:table-cell office:value-type="float" office:value="5.3486505655306287" table:style-name="ce25">
            <text:p>5.35</text:p>
          </table:table-cell>
          <table:table-cell office:value-type="float" office:value="446015" table:style-name="ce24">
            <text:p>446,015</text:p>
          </table:table-cell>
          <table:table-cell office:value-type="float" office:value="229129" table:style-name="ce24">
            <text:p>229,129</text:p>
          </table:table-cell>
          <table:table-cell office:value-type="float" office:value="216886" table:style-name="ce24">
            <text:p>216,886</text:p>
          </table:table-cell>
          <table:table-cell office:value-type="float" office:value="83.245921833588412" table:style-name="ce25">
            <text:p>83.25</text:p>
          </table:table-cell>
          <table:table-cell office:value-type="float" office:value="96529" table:style-name="ce24">
            <text:p>96,529</text:p>
          </table:table-cell>
          <table:table-cell office:value-type="float" office:value="45828" table:style-name="ce24">
            <text:p>45,828</text:p>
          </table:table-cell>
          <table:table-cell office:value-type="float" office:value="50701" table:style-name="ce24">
            <text:p>50,701</text:p>
          </table:table-cell>
          <table:table-cell office:value-type="float" office:value="18.016536638172383" table:style-name="ce25">
            <text:p>18.02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彰化縣</text:p>
          </table:table-cell>
          <table:table-cell office:value-type="float" office:value="1248262" table:style-name="ce24">
            <text:p>1,248,262</text:p>
          </table:table-cell>
          <table:table-cell office:value-type="float" office:value="633559" table:style-name="ce24">
            <text:p>633,559</text:p>
          </table:table-cell>
          <table:table-cell office:value-type="float" office:value="614703" table:style-name="ce24">
            <text:p>614,703</text:p>
          </table:table-cell>
          <table:table-cell office:value-type="float" office:value="49349" table:style-name="ce24">
            <text:p>49,349</text:p>
          </table:table-cell>
          <table:table-cell office:value-type="float" office:value="25607" table:style-name="ce24">
            <text:p>25,607</text:p>
          </table:table-cell>
          <table:table-cell office:value-type="float" office:value="23742" table:style-name="ce24">
            <text:p>23,742</text:p>
          </table:table-cell>
          <table:table-cell office:value-type="float" office:value="3.9534168307614905" table:style-name="ce25">
            <text:p>3.95</text:p>
          </table:table-cell>
          <table:table-cell office:value-type="float" office:value="70524" table:style-name="ce24">
            <text:p>70,524</text:p>
          </table:table-cell>
          <table:table-cell office:value-type="float" office:value="36584" table:style-name="ce24">
            <text:p>36,584</text:p>
          </table:table-cell>
          <table:table-cell office:value-type="float" office:value="33940" table:style-name="ce24">
            <text:p>33,940</text:p>
          </table:table-cell>
          <table:table-cell office:value-type="float" office:value="5.6497754477825968" table:style-name="ce26">
            <text:p>5.65</text:p>
          </table:table-cell>
          <table:table-cell office:value-type="float" office:value="122358" table:style-name="ce24">
            <text:p>122,358</text:p>
          </table:table-cell>
          <table:table-cell office:value-type="float" office:value="63629" table:style-name="ce24">
            <text:p>63,629</text:p>
          </table:table-cell>
          <table:table-cell office:value-type="float" office:value="58729" table:style-name="ce24">
            <text:p>58,729</text:p>
          </table:table-cell>
          <table:table-cell office:value-type="float" office:value="9.8022690749217709" table:style-name="ce25">
            <text:p>9.80</text:p>
          </table:table-cell>
          <table:table-cell office:value-type="float" office:value="132332" table:style-name="ce24">
            <text:p>132,332</text:p>
          </table:table-cell>
          <table:table-cell office:value-type="float" office:value="68849" table:style-name="ce24">
            <text:p>68,849</text:p>
          </table:table-cell>
          <table:table-cell office:value-type="float" office:value="63483" table:style-name="ce24">
            <text:p>63,483</text:p>
          </table:table-cell>
          <table:table-cell office:value-type="float" office:value="10.601300047586165" table:style-name="ce25">
            <text:p>10.60</text:p>
          </table:table-cell>
          <table:table-cell office:value-type="float" office:value="66571" table:style-name="ce24">
            <text:p>66,571</text:p>
          </table:table-cell>
          <table:table-cell office:value-type="float" office:value="35100" table:style-name="ce24">
            <text:p>35,100</text:p>
          </table:table-cell>
          <table:table-cell office:value-type="float" office:value="31471" table:style-name="ce24">
            <text:p>31,471</text:p>
          </table:table-cell>
          <table:table-cell office:value-type="float" office:value="5.3330951354763663" table:style-name="ce25">
            <text:p>5.33</text:p>
          </table:table-cell>
          <table:table-cell office:value-type="float" office:value="1032053" table:style-name="ce24">
            <text:p>1,032,053</text:p>
          </table:table-cell>
          <table:table-cell office:value-type="float" office:value="520464" table:style-name="ce24">
            <text:p>520,464</text:p>
          </table:table-cell>
          <table:table-cell office:value-type="float" office:value="511589" table:style-name="ce24">
            <text:p>511,589</text:p>
          </table:table-cell>
          <table:table-cell office:value-type="float" office:value="82.679197155725319" table:style-name="ce25">
            <text:p>82.68</text:p>
          </table:table-cell>
          <table:table-cell office:value-type="float" office:value="220647" table:style-name="ce24">
            <text:p>220,647</text:p>
          </table:table-cell>
          <table:table-cell office:value-type="float" office:value="101961" table:style-name="ce24">
            <text:p>101,961</text:p>
          </table:table-cell>
          <table:table-cell office:value-type="float" office:value="118686" table:style-name="ce24">
            <text:p>118,686</text:p>
          </table:table-cell>
          <table:table-cell office:value-type="float" office:value="17.676337179213981" table:style-name="ce25">
            <text:p>17.68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南投縣</text:p>
          </table:table-cell>
          <table:table-cell office:value-type="float" office:value="481943" table:style-name="ce24">
            <text:p>481,943</text:p>
          </table:table-cell>
          <table:table-cell office:value-type="float" office:value="246038" table:style-name="ce24">
            <text:p>246,038</text:p>
          </table:table-cell>
          <table:table-cell office:value-type="float" office:value="235905" table:style-name="ce24">
            <text:p>235,905</text:p>
          </table:table-cell>
          <table:table-cell office:value-type="float" office:value="14413" table:style-name="ce24">
            <text:p>14,413</text:p>
          </table:table-cell>
          <table:table-cell office:value-type="float" office:value="7570" table:style-name="ce24">
            <text:p>7,570</text:p>
          </table:table-cell>
          <table:table-cell office:value-type="float" office:value="6843" table:style-name="ce24">
            <text:p>6,843</text:p>
          </table:table-cell>
          <table:table-cell office:value-type="float" office:value="2.9906026231317813" table:style-name="ce25">
            <text:p>2.99</text:p>
          </table:table-cell>
          <table:table-cell office:value-type="float" office:value="21476" table:style-name="ce24">
            <text:p>21,476</text:p>
          </table:table-cell>
          <table:table-cell office:value-type="float" office:value="11245" table:style-name="ce24">
            <text:p>11,245</text:p>
          </table:table-cell>
          <table:table-cell office:value-type="float" office:value="10231" table:style-name="ce24">
            <text:p>10,231</text:p>
          </table:table-cell>
          <table:table-cell office:value-type="float" office:value="4.4561286293192355" table:style-name="ce26">
            <text:p>4.46</text:p>
          </table:table-cell>
          <table:table-cell office:value-type="float" office:value="39393" table:style-name="ce24">
            <text:p>39,393</text:p>
          </table:table-cell>
          <table:table-cell office:value-type="float" office:value="20543" table:style-name="ce24">
            <text:p>20,543</text:p>
          </table:table-cell>
          <table:table-cell office:value-type="float" office:value="18850" table:style-name="ce24">
            <text:p>18,850</text:p>
          </table:table-cell>
          <table:table-cell office:value-type="float" office:value="8.1737881865697819" table:style-name="ce25">
            <text:p>8.17</text:p>
          </table:table-cell>
          <table:table-cell office:value-type="float" office:value="42813" table:style-name="ce24">
            <text:p>42,813</text:p>
          </table:table-cell>
          <table:table-cell office:value-type="float" office:value="22347" table:style-name="ce24">
            <text:p>22,347</text:p>
          </table:table-cell>
          <table:table-cell office:value-type="float" office:value="20466" table:style-name="ce24">
            <text:p>20,466</text:p>
          </table:table-cell>
          <table:table-cell office:value-type="float" office:value="8.8834156736377548" table:style-name="ce25">
            <text:p>8.88</text:p>
          </table:table-cell>
          <table:table-cell office:value-type="float" office:value="23666" table:style-name="ce24">
            <text:p>23,666</text:p>
          </table:table-cell>
          <table:table-cell office:value-type="float" office:value="12284" table:style-name="ce24">
            <text:p>12,284</text:p>
          </table:table-cell>
          <table:table-cell office:value-type="float" office:value="11382" table:style-name="ce24">
            <text:p>11,382</text:p>
          </table:table-cell>
          <table:table-cell office:value-type="float" office:value="4.9105392131434629" table:style-name="ce25">
            <text:p>4.91</text:p>
          </table:table-cell>
          <table:table-cell office:value-type="float" office:value="408961" table:style-name="ce24">
            <text:p>408,961</text:p>
          </table:table-cell>
          <table:table-cell office:value-type="float" office:value="208086" table:style-name="ce24">
            <text:p>208,086</text:p>
          </table:table-cell>
          <table:table-cell office:value-type="float" office:value="200875" table:style-name="ce24">
            <text:p>200,875</text:p>
          </table:table-cell>
          <table:table-cell office:value-type="float" office:value="84.856715420703281" table:style-name="ce25">
            <text:p>84.86</text:p>
          </table:table-cell>
          <table:table-cell office:value-type="float" office:value="95130" table:style-name="ce24">
            <text:p>95,130</text:p>
          </table:table-cell>
          <table:table-cell office:value-type="float" office:value="44704" table:style-name="ce24">
            <text:p>44,704</text:p>
          </table:table-cell>
          <table:table-cell office:value-type="float" office:value="50426" table:style-name="ce24">
            <text:p>50,426</text:p>
          </table:table-cell>
          <table:table-cell office:value-type="float" office:value="19.738848785022295" table:style-name="ce25">
            <text:p>19.7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雲林縣</text:p>
          </table:table-cell>
          <table:table-cell office:value-type="float" office:value="666655" table:style-name="ce24">
            <text:p>666,655</text:p>
          </table:table-cell>
          <table:table-cell office:value-type="float" office:value="344364" table:style-name="ce24">
            <text:p>344,364</text:p>
          </table:table-cell>
          <table:table-cell office:value-type="float" office:value="322291" table:style-name="ce24">
            <text:p>322,291</text:p>
          </table:table-cell>
          <table:table-cell office:value-type="float" office:value="20380" table:style-name="ce24">
            <text:p>20,380</text:p>
          </table:table-cell>
          <table:table-cell office:value-type="float" office:value="10561" table:style-name="ce24">
            <text:p>10,561</text:p>
          </table:table-cell>
          <table:table-cell office:value-type="float" office:value="9819" table:style-name="ce24">
            <text:p>9,819</text:p>
          </table:table-cell>
          <table:table-cell office:value-type="float" office:value="3.0570534984362228" table:style-name="ce25">
            <text:p>3.06</text:p>
          </table:table-cell>
          <table:table-cell office:value-type="float" office:value="30033" table:style-name="ce24">
            <text:p>30,033</text:p>
          </table:table-cell>
          <table:table-cell office:value-type="float" office:value="15525" table:style-name="ce24">
            <text:p>15,525</text:p>
          </table:table-cell>
          <table:table-cell office:value-type="float" office:value="14508" table:style-name="ce24">
            <text:p>14,508</text:p>
          </table:table-cell>
          <table:table-cell office:value-type="float" office:value="4.505028838004665" table:style-name="ce26">
            <text:p>4.51</text:p>
          </table:table-cell>
          <table:table-cell office:value-type="float" office:value="55229" table:style-name="ce24">
            <text:p>55,229</text:p>
          </table:table-cell>
          <table:table-cell office:value-type="float" office:value="28573" table:style-name="ce24">
            <text:p>28,573</text:p>
          </table:table-cell>
          <table:table-cell office:value-type="float" office:value="26656" table:style-name="ce24">
            <text:p>26,656</text:p>
          </table:table-cell>
          <table:table-cell office:value-type="float" office:value="8.2844949786621278" table:style-name="ce25">
            <text:p>8.28</text:p>
          </table:table-cell>
          <table:table-cell office:value-type="float" office:value="60307" table:style-name="ce24">
            <text:p>60,307</text:p>
          </table:table-cell>
          <table:table-cell office:value-type="float" office:value="31214" table:style-name="ce24">
            <text:p>31,214</text:p>
          </table:table-cell>
          <table:table-cell office:value-type="float" office:value="29093" table:style-name="ce24">
            <text:p>29,093</text:p>
          </table:table-cell>
          <table:table-cell office:value-type="float" office:value="9.0462083086454008" table:style-name="ce25">
            <text:p>9.05</text:p>
          </table:table-cell>
          <table:table-cell office:value-type="float" office:value="34698" table:style-name="ce24">
            <text:p>34,698</text:p>
          </table:table-cell>
          <table:table-cell office:value-type="float" office:value="18201" table:style-name="ce24">
            <text:p>18,201</text:p>
          </table:table-cell>
          <table:table-cell office:value-type="float" office:value="16497" table:style-name="ce24">
            <text:p>16,497</text:p>
          </table:table-cell>
          <table:table-cell office:value-type="float" office:value="5.2047910838439675" table:style-name="ce25">
            <text:p>5.20</text:p>
          </table:table-cell>
          <table:table-cell office:value-type="float" office:value="562278" table:style-name="ce24">
            <text:p>562,278</text:p>
          </table:table-cell>
          <table:table-cell office:value-type="float" office:value="289938" table:style-name="ce24">
            <text:p>289,938</text:p>
          </table:table-cell>
          <table:table-cell office:value-type="float" office:value="272340" table:style-name="ce24">
            <text:p>272,340</text:p>
          </table:table-cell>
          <table:table-cell office:value-type="float" office:value="84.343176005580105" table:style-name="ce25">
            <text:p>84.34</text:p>
          </table:table-cell>
          <table:table-cell office:value-type="float" office:value="132874" table:style-name="ce24">
            <text:p>132,874</text:p>
          </table:table-cell>
          <table:table-cell office:value-type="float" office:value="61209" table:style-name="ce24">
            <text:p>61,209</text:p>
          </table:table-cell>
          <table:table-cell office:value-type="float" office:value="71665" table:style-name="ce24">
            <text:p>71,665</text:p>
          </table:table-cell>
          <table:table-cell office:value-type="float" office:value="19.931448800354008" table:style-name="ce25">
            <text:p>19.93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縣</text:p>
          </table:table-cell>
          <table:table-cell office:value-type="float" office:value="490824" table:style-name="ce24">
            <text:p>490,824</text:p>
          </table:table-cell>
          <table:table-cell office:value-type="float" office:value="254485" table:style-name="ce24">
            <text:p>254,485</text:p>
          </table:table-cell>
          <table:table-cell office:value-type="float" office:value="236339" table:style-name="ce24">
            <text:p>236,339</text:p>
          </table:table-cell>
          <table:table-cell office:value-type="float" office:value="12828" table:style-name="ce24">
            <text:p>12,828</text:p>
          </table:table-cell>
          <table:table-cell office:value-type="float" office:value="6553" table:style-name="ce24">
            <text:p>6,553</text:p>
          </table:table-cell>
          <table:table-cell office:value-type="float" office:value="6275" table:style-name="ce24">
            <text:p>6,275</text:p>
          </table:table-cell>
          <table:table-cell office:value-type="float" office:value="2.6135641288934526" table:style-name="ce25">
            <text:p>2.61</text:p>
          </table:table-cell>
          <table:table-cell office:value-type="float" office:value="18489" table:style-name="ce24">
            <text:p>18,489</text:p>
          </table:table-cell>
          <table:table-cell office:value-type="float" office:value="9539" table:style-name="ce24">
            <text:p>9,539</text:p>
          </table:table-cell>
          <table:table-cell office:value-type="float" office:value="8950" table:style-name="ce24">
            <text:p>8,950</text:p>
          </table:table-cell>
          <table:table-cell office:value-type="float" office:value="3.7669307124345996" table:style-name="ce26">
            <text:p>3.77</text:p>
          </table:table-cell>
          <table:table-cell office:value-type="float" office:value="33113" table:style-name="ce24">
            <text:p>33,113</text:p>
          </table:table-cell>
          <table:table-cell office:value-type="float" office:value="17083" table:style-name="ce24">
            <text:p>17,083</text:p>
          </table:table-cell>
          <table:table-cell office:value-type="float" office:value="16030" table:style-name="ce24">
            <text:p>16,030</text:p>
          </table:table-cell>
          <table:table-cell office:value-type="float" office:value="6.7464101184946124" table:style-name="ce25">
            <text:p>6.75</text:p>
          </table:table-cell>
          <table:table-cell office:value-type="float" office:value="35999" table:style-name="ce24">
            <text:p>35,999</text:p>
          </table:table-cell>
          <table:table-cell office:value-type="float" office:value="18653" table:style-name="ce24">
            <text:p>18,653</text:p>
          </table:table-cell>
          <table:table-cell office:value-type="float" office:value="17346" table:style-name="ce24">
            <text:p>17,346</text:p>
          </table:table-cell>
          <table:table-cell office:value-type="float" office:value="7.3344009257900993" table:style-name="ce25">
            <text:p>7.33</text:p>
          </table:table-cell>
          <table:table-cell office:value-type="float" office:value="21829" table:style-name="ce24">
            <text:p>21,829</text:p>
          </table:table-cell>
          <table:table-cell office:value-type="float" office:value="11540" table:style-name="ce24">
            <text:p>11,540</text:p>
          </table:table-cell>
          <table:table-cell office:value-type="float" office:value="10289" table:style-name="ce24">
            <text:p>10,289</text:p>
          </table:table-cell>
          <table:table-cell office:value-type="float" office:value="4.4474190341140609" table:style-name="ce25">
            <text:p>4.45</text:p>
          </table:table-cell>
          <table:table-cell office:value-type="float" office:value="425620" table:style-name="ce24">
            <text:p>425,620</text:p>
          </table:table-cell>
          <table:table-cell office:value-type="float" office:value="220489" table:style-name="ce24">
            <text:p>220,489</text:p>
          </table:table-cell>
          <table:table-cell office:value-type="float" office:value="205131" table:style-name="ce24">
            <text:p>205,131</text:p>
          </table:table-cell>
          <table:table-cell office:value-type="float" office:value="86.715401039883957" table:style-name="ce25">
            <text:p>86.72</text:p>
          </table:table-cell>
          <table:table-cell office:value-type="float" office:value="104996" table:style-name="ce24">
            <text:p>104,996</text:p>
          </table:table-cell>
          <table:table-cell office:value-type="float" office:value="49050" table:style-name="ce24">
            <text:p>49,050</text:p>
          </table:table-cell>
          <table:table-cell office:value-type="float" office:value="55946" table:style-name="ce24">
            <text:p>55,946</text:p>
          </table:table-cell>
          <table:table-cell office:value-type="float" office:value="21.39178198295112" table:style-name="ce25">
            <text:p>21.39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屏東縣</text:p>
          </table:table-cell>
          <table:table-cell office:value-type="float" office:value="801377" table:style-name="ce24">
            <text:p>801,377</text:p>
          </table:table-cell>
          <table:table-cell office:value-type="float" office:value="407795" table:style-name="ce24">
            <text:p>407,795</text:p>
          </table:table-cell>
          <table:table-cell office:value-type="float" office:value="393582" table:style-name="ce24">
            <text:p>393,582</text:p>
          </table:table-cell>
          <table:table-cell office:value-type="float" office:value="23609" table:style-name="ce24">
            <text:p>23,609</text:p>
          </table:table-cell>
          <table:table-cell office:value-type="float" office:value="12216" table:style-name="ce24">
            <text:p>12,216</text:p>
          </table:table-cell>
          <table:table-cell office:value-type="float" office:value="11393" table:style-name="ce24">
            <text:p>11,393</text:p>
          </table:table-cell>
          <table:table-cell office:value-type="float" office:value="2.9460541043728483" table:style-name="ce25">
            <text:p>2.95</text:p>
          </table:table-cell>
          <table:table-cell office:value-type="float" office:value="35295" table:style-name="ce24">
            <text:p>35,295</text:p>
          </table:table-cell>
          <table:table-cell office:value-type="float" office:value="18361" table:style-name="ce24">
            <text:p>18,361</text:p>
          </table:table-cell>
          <table:table-cell office:value-type="float" office:value="16934" table:style-name="ce24">
            <text:p>16,934</text:p>
          </table:table-cell>
          <table:table-cell office:value-type="float" office:value="4.4042941087652876" table:style-name="ce26">
            <text:p>4.40</text:p>
          </table:table-cell>
          <table:table-cell office:value-type="float" office:value="64190" table:style-name="ce24">
            <text:p>64,190</text:p>
          </table:table-cell>
          <table:table-cell office:value-type="float" office:value="33413" table:style-name="ce24">
            <text:p>33,413</text:p>
          </table:table-cell>
          <table:table-cell office:value-type="float" office:value="30777" table:style-name="ce24">
            <text:p>30,777</text:p>
          </table:table-cell>
          <table:table-cell office:value-type="float" office:value="8.009962851441955" table:style-name="ce25">
            <text:p>8.01</text:p>
          </table:table-cell>
          <table:table-cell office:value-type="float" office:value="69694" table:style-name="ce24">
            <text:p>69,694</text:p>
          </table:table-cell>
          <table:table-cell office:value-type="float" office:value="36286" table:style-name="ce24">
            <text:p>36,286</text:p>
          </table:table-cell>
          <table:table-cell office:value-type="float" office:value="33408" table:style-name="ce24">
            <text:p>33,408</text:p>
          </table:table-cell>
          <table:table-cell office:value-type="float" office:value="8.696780666278169" table:style-name="ce25">
            <text:p>8.70</text:p>
          </table:table-cell>
          <table:table-cell office:value-type="float" office:value="37504" table:style-name="ce24">
            <text:p>37,504</text:p>
          </table:table-cell>
          <table:table-cell office:value-type="float" office:value="19619" table:style-name="ce24">
            <text:p>19,619</text:p>
          </table:table-cell>
          <table:table-cell office:value-type="float" office:value="17885" table:style-name="ce24">
            <text:p>17,885</text:p>
          </table:table-cell>
          <table:table-cell office:value-type="float" office:value="4.6799446452793134" table:style-name="ce25">
            <text:p>4.68</text:p>
          </table:table-cell>
          <table:table-cell office:value-type="float" office:value="683686" table:style-name="ce24">
            <text:p>683,686</text:p>
          </table:table-cell>
          <table:table-cell office:value-type="float" office:value="346430" table:style-name="ce24">
            <text:p>346,430</text:p>
          </table:table-cell>
          <table:table-cell office:value-type="float" office:value="337256" table:style-name="ce24">
            <text:p>337,256</text:p>
          </table:table-cell>
          <table:table-cell office:value-type="float" office:value="85.313903443697541" table:style-name="ce25">
            <text:p>85.31</text:p>
          </table:table-cell>
          <table:table-cell office:value-type="float" office:value="152696" table:style-name="ce24">
            <text:p>152,696</text:p>
          </table:table-cell>
          <table:table-cell office:value-type="float" office:value="71075" table:style-name="ce24">
            <text:p>71,075</text:p>
          </table:table-cell>
          <table:table-cell office:value-type="float" office:value="81621" table:style-name="ce24">
            <text:p>81,621</text:p>
          </table:table-cell>
          <table:table-cell office:value-type="float" office:value="19.054202953166861" table:style-name="ce25">
            <text:p>19.05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臺東縣</text:p>
          </table:table-cell>
          <table:table-cell office:value-type="float" office:value="212959" table:style-name="ce24">
            <text:p>212,959</text:p>
          </table:table-cell>
          <table:table-cell office:value-type="float" office:value="109159" table:style-name="ce24">
            <text:p>109,159</text:p>
          </table:table-cell>
          <table:table-cell office:value-type="float" office:value="103800" table:style-name="ce24">
            <text:p>103,800</text:p>
          </table:table-cell>
          <table:table-cell office:value-type="float" office:value="7106" table:style-name="ce24">
            <text:p>7,106</text:p>
          </table:table-cell>
          <table:table-cell office:value-type="float" office:value="3744" table:style-name="ce24">
            <text:p>3,744</text:p>
          </table:table-cell>
          <table:table-cell office:value-type="float" office:value="3362" table:style-name="ce24">
            <text:p>3,362</text:p>
          </table:table-cell>
          <table:table-cell office:value-type="float" office:value="3.3367925281392194" table:style-name="ce25">
            <text:p>3.34</text:p>
          </table:table-cell>
          <table:table-cell office:value-type="float" office:value="10405" table:style-name="ce24">
            <text:p>10,405</text:p>
          </table:table-cell>
          <table:table-cell office:value-type="float" office:value="5443" table:style-name="ce24">
            <text:p>5,443</text:p>
          </table:table-cell>
          <table:table-cell office:value-type="float" office:value="4962" table:style-name="ce24">
            <text:p>4,962</text:p>
          </table:table-cell>
          <table:table-cell office:value-type="float" office:value="4.8859170074990956" table:style-name="ce26">
            <text:p>4.89</text:p>
          </table:table-cell>
          <table:table-cell office:value-type="float" office:value="18728" table:style-name="ce24">
            <text:p>18,728</text:p>
          </table:table-cell>
          <table:table-cell office:value-type="float" office:value="9801" table:style-name="ce24">
            <text:p>9,801</text:p>
          </table:table-cell>
          <table:table-cell office:value-type="float" office:value="8927" table:style-name="ce24">
            <text:p>8,927</text:p>
          </table:table-cell>
          <table:table-cell office:value-type="float" office:value="8.7941810395428224" table:style-name="ce25">
            <text:p>8.79</text:p>
          </table:table-cell>
          <table:table-cell office:value-type="float" office:value="20287" table:style-name="ce24">
            <text:p>20,287</text:p>
          </table:table-cell>
          <table:table-cell office:value-type="float" office:value="10592" table:style-name="ce24">
            <text:p>10,592</text:p>
          </table:table-cell>
          <table:table-cell office:value-type="float" office:value="9695" table:style-name="ce24">
            <text:p>9,695</text:p>
          </table:table-cell>
          <table:table-cell office:value-type="float" office:value="9.5262468362454751" table:style-name="ce25">
            <text:p>9.53</text:p>
          </table:table-cell>
          <table:table-cell office:value-type="float" office:value="10884" table:style-name="ce24">
            <text:p>10,884</text:p>
          </table:table-cell>
          <table:table-cell office:value-type="float" office:value="5751" table:style-name="ce24">
            <text:p>5,751</text:p>
          </table:table-cell>
          <table:table-cell office:value-type="float" office:value="5133" table:style-name="ce24">
            <text:p>5,133</text:p>
          </table:table-cell>
          <table:table-cell office:value-type="float" office:value="5.1108429322076079" table:style-name="ce25">
            <text:p>5.11</text:p>
          </table:table-cell>
          <table:table-cell office:value-type="float" office:value="178894" table:style-name="ce24">
            <text:p>178,894</text:p>
          </table:table-cell>
          <table:table-cell office:value-type="float" office:value="91289" table:style-name="ce24">
            <text:p>91,289</text:p>
          </table:table-cell>
          <table:table-cell office:value-type="float" office:value="87605" table:style-name="ce24">
            <text:p>87,605</text:p>
          </table:table-cell>
          <table:table-cell office:value-type="float" office:value="84.003963204184842" table:style-name="ce25">
            <text:p>84.00</text:p>
          </table:table-cell>
          <table:table-cell office:value-type="float" office:value="39109" table:style-name="ce24">
            <text:p>39,109</text:p>
          </table:table-cell>
          <table:table-cell office:value-type="float" office:value="17727" table:style-name="ce24">
            <text:p>17,727</text:p>
          </table:table-cell>
          <table:table-cell office:value-type="float" office:value="21382" table:style-name="ce24">
            <text:p>21,382</text:p>
          </table:table-cell>
          <table:table-cell office:value-type="float" office:value="18.36456782761001" table:style-name="ce25">
            <text:p>18.36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花蓮縣</text:p>
          </table:table-cell>
          <table:table-cell office:value-type="float" office:value="319842" table:style-name="ce24">
            <text:p>319,842</text:p>
          </table:table-cell>
          <table:table-cell office:value-type="float" office:value="161579" table:style-name="ce24">
            <text:p>161,579</text:p>
          </table:table-cell>
          <table:table-cell office:value-type="float" office:value="158263" table:style-name="ce24">
            <text:p>158,263</text:p>
          </table:table-cell>
          <table:table-cell office:value-type="float" office:value="11067" table:style-name="ce24">
            <text:p>11,067</text:p>
          </table:table-cell>
          <table:table-cell office:value-type="float" office:value="5787" table:style-name="ce24">
            <text:p>5,787</text:p>
          </table:table-cell>
          <table:table-cell office:value-type="float" office:value="5280" table:style-name="ce24">
            <text:p>5,280</text:p>
          </table:table-cell>
          <table:table-cell office:value-type="float" office:value="3.460145947061362" table:style-name="ce25">
            <text:p>3.46</text:p>
          </table:table-cell>
          <table:table-cell office:value-type="float" office:value="16341" table:style-name="ce24">
            <text:p>16,341</text:p>
          </table:table-cell>
          <table:table-cell office:value-type="float" office:value="8517" table:style-name="ce24">
            <text:p>8,517</text:p>
          </table:table-cell>
          <table:table-cell office:value-type="float" office:value="7824" table:style-name="ce24">
            <text:p>7,824</text:p>
          </table:table-cell>
          <table:table-cell office:value-type="float" office:value="5.109085110773445" table:style-name="ce26">
            <text:p>5.11</text:p>
          </table:table-cell>
          <table:table-cell office:value-type="float" office:value="29073" table:style-name="ce24">
            <text:p>29,073</text:p>
          </table:table-cell>
          <table:table-cell office:value-type="float" office:value="15236" table:style-name="ce24">
            <text:p>15,236</text:p>
          </table:table-cell>
          <table:table-cell office:value-type="float" office:value="13837" table:style-name="ce24">
            <text:p>13,837</text:p>
          </table:table-cell>
          <table:table-cell office:value-type="float" office:value="9.0898005890408395" table:style-name="ce25">
            <text:p>9.09</text:p>
          </table:table-cell>
          <table:table-cell office:value-type="float" office:value="31561" table:style-name="ce24">
            <text:p>31,561</text:p>
          </table:table-cell>
          <table:table-cell office:value-type="float" office:value="16543" table:style-name="ce24">
            <text:p>16,543</text:p>
          </table:table-cell>
          <table:table-cell office:value-type="float" office:value="15018" table:style-name="ce24">
            <text:p>15,018</text:p>
          </table:table-cell>
          <table:table-cell office:value-type="float" office:value="9.8676846693054703" table:style-name="ce25">
            <text:p>9.87</text:p>
          </table:table-cell>
          <table:table-cell office:value-type="float" office:value="16088" table:style-name="ce24">
            <text:p>16,088</text:p>
          </table:table-cell>
          <table:table-cell office:value-type="float" office:value="8435" table:style-name="ce24">
            <text:p>8,435</text:p>
          </table:table-cell>
          <table:table-cell office:value-type="float" office:value="7653" table:style-name="ce24">
            <text:p>7,653</text:p>
          </table:table-cell>
          <table:table-cell office:value-type="float" office:value="5.0299835543799754" table:style-name="ce25">
            <text:p>5.03</text:p>
          </table:table-cell>
          <table:table-cell office:value-type="float" office:value="268225" table:style-name="ce24">
            <text:p>268,225</text:p>
          </table:table-cell>
          <table:table-cell office:value-type="float" office:value="134494" table:style-name="ce24">
            <text:p>134,494</text:p>
          </table:table-cell>
          <table:table-cell office:value-type="float" office:value="133731" table:style-name="ce24">
            <text:p>133,731</text:p>
          </table:table-cell>
          <table:table-cell office:value-type="float" office:value="83.861719223866785" table:style-name="ce25">
            <text:p>83.86</text:p>
          </table:table-cell>
          <table:table-cell office:value-type="float" office:value="59473" table:style-name="ce24">
            <text:p>59,473</text:p>
          </table:table-cell>
          <table:table-cell office:value-type="float" office:value="27284" table:style-name="ce24">
            <text:p>27,284</text:p>
          </table:table-cell>
          <table:table-cell office:value-type="float" office:value="32189" table:style-name="ce24">
            <text:p>32,189</text:p>
          </table:table-cell>
          <table:table-cell office:value-type="float" office:value="18.594493531181019" table:style-name="ce25">
            <text:p>18.59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澎湖縣</text:p>
          </table:table-cell>
          <table:table-cell office:value-type="float" office:value="106216" table:style-name="ce24">
            <text:p>106,216</text:p>
          </table:table-cell>
          <table:table-cell office:value-type="float" office:value="54594" table:style-name="ce24">
            <text:p>54,594</text:p>
          </table:table-cell>
          <table:table-cell office:value-type="float" office:value="51622" table:style-name="ce24">
            <text:p>51,622</text:p>
          </table:table-cell>
          <table:table-cell office:value-type="float" office:value="4153" table:style-name="ce24">
            <text:p>4,153</text:p>
          </table:table-cell>
          <table:table-cell office:value-type="float" office:value="2166" table:style-name="ce24">
            <text:p>2,166</text:p>
          </table:table-cell>
          <table:table-cell office:value-type="float" office:value="1987" table:style-name="ce24">
            <text:p>1,987</text:p>
          </table:table-cell>
          <table:table-cell office:value-type="float" office:value="3.9099570686148977" table:style-name="ce25">
            <text:p>3.91</text:p>
          </table:table-cell>
          <table:table-cell office:value-type="float" office:value="5516" table:style-name="ce24">
            <text:p>5,516</text:p>
          </table:table-cell>
          <table:table-cell office:value-type="float" office:value="2899" table:style-name="ce24">
            <text:p>2,899</text:p>
          </table:table-cell>
          <table:table-cell office:value-type="float" office:value="2617" table:style-name="ce24">
            <text:p>2,617</text:p>
          </table:table-cell>
          <table:table-cell office:value-type="float" office:value="5.1931912329592533" table:style-name="ce26">
            <text:p>5.19</text:p>
          </table:table-cell>
          <table:table-cell office:value-type="float" office:value="8722" table:style-name="ce24">
            <text:p>8,722</text:p>
          </table:table-cell>
          <table:table-cell office:value-type="float" office:value="4583" table:style-name="ce24">
            <text:p>4,583</text:p>
          </table:table-cell>
          <table:table-cell office:value-type="float" office:value="4139" table:style-name="ce24">
            <text:p>4,139</text:p>
          </table:table-cell>
          <table:table-cell office:value-type="float" office:value="8.2115688785117111" table:style-name="ce25">
            <text:p>8.21</text:p>
          </table:table-cell>
          <table:table-cell office:value-type="float" office:value="9348" table:style-name="ce24">
            <text:p>9,348</text:p>
          </table:table-cell>
          <table:table-cell office:value-type="float" office:value="4908" table:style-name="ce24">
            <text:p>4,908</text:p>
          </table:table-cell>
          <table:table-cell office:value-type="float" office:value="4440" table:style-name="ce24">
            <text:p>4,440</text:p>
          </table:table-cell>
          <table:table-cell office:value-type="float" office:value="8.8009339459215177" table:style-name="ce25">
            <text:p>8.80</text:p>
          </table:table-cell>
          <table:table-cell office:value-type="float" office:value="4257" table:style-name="ce24">
            <text:p>4,257</text:p>
          </table:table-cell>
          <table:table-cell office:value-type="float" office:value="2201" table:style-name="ce24">
            <text:p>2,201</text:p>
          </table:table-cell>
          <table:table-cell office:value-type="float" office:value="2056" table:style-name="ce24">
            <text:p>2,056</text:p>
          </table:table-cell>
          <table:table-cell office:value-type="float" office:value="4.0078707539353768" table:style-name="ce25">
            <text:p>4.01</text:p>
          </table:table-cell>
          <table:table-cell office:value-type="float" office:value="90761" table:style-name="ce24">
            <text:p>90,761</text:p>
          </table:table-cell>
          <table:table-cell office:value-type="float" office:value="46466" table:style-name="ce24">
            <text:p>46,466</text:p>
          </table:table-cell>
          <table:table-cell office:value-type="float" office:value="44295" table:style-name="ce24">
            <text:p>44,295</text:p>
          </table:table-cell>
          <table:table-cell office:value-type="float" office:value="85.449461474730739" table:style-name="ce25">
            <text:p>85.45</text:p>
          </table:table-cell>
          <table:table-cell office:value-type="float" office:value="19033" table:style-name="ce24">
            <text:p>19,033</text:p>
          </table:table-cell>
          <table:table-cell office:value-type="float" office:value="8887" table:style-name="ce24">
            <text:p>8,887</text:p>
          </table:table-cell>
          <table:table-cell office:value-type="float" office:value="10146" table:style-name="ce24">
            <text:p>10,146</text:p>
          </table:table-cell>
          <table:table-cell office:value-type="float" office:value="17.919145891391128" table:style-name="ce25">
            <text:p>17.92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基隆市</text:p>
          </table:table-cell>
          <table:table-cell office:value-type="float" office:value="361612" table:style-name="ce24">
            <text:p>361,612</text:p>
          </table:table-cell>
          <table:table-cell office:value-type="float" office:value="180267" table:style-name="ce24">
            <text:p>180,267</text:p>
          </table:table-cell>
          <table:table-cell office:value-type="float" office:value="181345" table:style-name="ce24">
            <text:p>181,345</text:p>
          </table:table-cell>
          <table:table-cell office:value-type="float" office:value="10120" table:style-name="ce24">
            <text:p>10,120</text:p>
          </table:table-cell>
          <table:table-cell office:value-type="float" office:value="5318" table:style-name="ce24">
            <text:p>5,318</text:p>
          </table:table-cell>
          <table:table-cell office:value-type="float" office:value="4802" table:style-name="ce24">
            <text:p>4,802</text:p>
          </table:table-cell>
          <table:table-cell office:value-type="float" office:value="2.7985796931517761" table:style-name="ce25">
            <text:p>2.80</text:p>
          </table:table-cell>
          <table:table-cell office:value-type="float" office:value="15394" table:style-name="ce24">
            <text:p>15,394</text:p>
          </table:table-cell>
          <table:table-cell office:value-type="float" office:value="8025" table:style-name="ce24">
            <text:p>8,025</text:p>
          </table:table-cell>
          <table:table-cell office:value-type="float" office:value="7369" table:style-name="ce24">
            <text:p>7,369</text:p>
          </table:table-cell>
          <table:table-cell office:value-type="float" office:value="4.2570489917369994" table:style-name="ce26">
            <text:p>4.26</text:p>
          </table:table-cell>
          <table:table-cell office:value-type="float" office:value="28318" table:style-name="ce24">
            <text:p>28,318</text:p>
          </table:table-cell>
          <table:table-cell office:value-type="float" office:value="14668" table:style-name="ce24">
            <text:p>14,668</text:p>
          </table:table-cell>
          <table:table-cell office:value-type="float" office:value="13650" table:style-name="ce24">
            <text:p>13,650</text:p>
          </table:table-cell>
          <table:table-cell office:value-type="float" office:value="7.8310454299082997" table:style-name="ce25">
            <text:p>7.83</text:p>
          </table:table-cell>
          <table:table-cell office:value-type="float" office:value="30844" table:style-name="ce24">
            <text:p>30,844</text:p>
          </table:table-cell>
          <table:table-cell office:value-type="float" office:value="15971" table:style-name="ce24">
            <text:p>15,971</text:p>
          </table:table-cell>
          <table:table-cell office:value-type="float" office:value="14873" table:style-name="ce24">
            <text:p>14,873</text:p>
          </table:table-cell>
          <table:table-cell office:value-type="float" office:value="8.5295841952147615" table:style-name="ce25">
            <text:p>8.53</text:p>
          </table:table-cell>
          <table:table-cell office:value-type="float" office:value="16642" table:style-name="ce24">
            <text:p>16,642</text:p>
          </table:table-cell>
          <table:table-cell office:value-type="float" office:value="8659" table:style-name="ce24">
            <text:p>8,659</text:p>
          </table:table-cell>
          <table:table-cell office:value-type="float" office:value="7983" table:style-name="ce24">
            <text:p>7,983</text:p>
          </table:table-cell>
          <table:table-cell office:value-type="float" office:value="4.602170281959669" table:style-name="ce25">
            <text:p>4.60</text:p>
          </table:table-cell>
          <table:table-cell office:value-type="float" office:value="310012" table:style-name="ce24">
            <text:p>310,012</text:p>
          </table:table-cell>
          <table:table-cell office:value-type="float" office:value="153429" table:style-name="ce24">
            <text:p>153,429</text:p>
          </table:table-cell>
          <table:table-cell office:value-type="float" office:value="156583" table:style-name="ce24">
            <text:p>156,583</text:p>
          </table:table-cell>
          <table:table-cell office:value-type="float" office:value="85.730562038870389" table:style-name="ce25">
            <text:p>85.73</text:p>
          </table:table-cell>
          <table:table-cell office:value-type="float" office:value="67884" table:style-name="ce24">
            <text:p>67,884</text:p>
          </table:table-cell>
          <table:table-cell office:value-type="float" office:value="30599" table:style-name="ce24">
            <text:p>30,599</text:p>
          </table:table-cell>
          <table:table-cell office:value-type="float" office:value="37285" table:style-name="ce24">
            <text:p>37,285</text:p>
          </table:table-cell>
          <table:table-cell office:value-type="float" office:value="18.772607103746559" table:style-name="ce25">
            <text:p>18.7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市</text:p>
          </table:table-cell>
          <table:table-cell office:value-type="float" office:value="450494" table:style-name="ce24">
            <text:p>450,494</text:p>
          </table:table-cell>
          <table:table-cell office:value-type="float" office:value="222438" table:style-name="ce24">
            <text:p>222,438</text:p>
          </table:table-cell>
          <table:table-cell office:value-type="float" office:value="228056" table:style-name="ce24">
            <text:p>228,056</text:p>
          </table:table-cell>
          <table:table-cell office:value-type="float" office:value="20957" table:style-name="ce24">
            <text:p>20,957</text:p>
          </table:table-cell>
          <table:table-cell office:value-type="float" office:value="10886" table:style-name="ce24">
            <text:p>10,886</text:p>
          </table:table-cell>
          <table:table-cell office:value-type="float" office:value="10071" table:style-name="ce24">
            <text:p>10,071</text:p>
          </table:table-cell>
          <table:table-cell office:value-type="float" office:value="4.6520042442296674" table:style-name="ce25">
            <text:p>4.65</text:p>
          </table:table-cell>
          <table:table-cell office:value-type="float" office:value="31823" table:style-name="ce24">
            <text:p>31,823</text:p>
          </table:table-cell>
          <table:table-cell office:value-type="float" office:value="16451" table:style-name="ce24">
            <text:p>16,451</text:p>
          </table:table-cell>
          <table:table-cell office:value-type="float" office:value="15372" table:style-name="ce24">
            <text:p>15,372</text:p>
          </table:table-cell>
          <table:table-cell office:value-type="float" office:value="7.0640230502515013" table:style-name="ce26">
            <text:p>7.06</text:p>
          </table:table-cell>
          <table:table-cell office:value-type="float" office:value="59547" table:style-name="ce24">
            <text:p>59,547</text:p>
          </table:table-cell>
          <table:table-cell office:value-type="float" office:value="30894" table:style-name="ce24">
            <text:p>30,894</text:p>
          </table:table-cell>
          <table:table-cell office:value-type="float" office:value="28653" table:style-name="ce24">
            <text:p>28,653</text:p>
          </table:table-cell>
          <table:table-cell office:value-type="float" office:value="13.218156068671281" table:style-name="ce25">
            <text:p>13.22</text:p>
          </table:table-cell>
          <table:table-cell office:value-type="float" office:value="64531" table:style-name="ce24">
            <text:p>64,531</text:p>
          </table:table-cell>
          <table:table-cell office:value-type="float" office:value="33490" table:style-name="ce24">
            <text:p>33,490</text:p>
          </table:table-cell>
          <table:table-cell office:value-type="float" office:value="31041" table:style-name="ce24">
            <text:p>31,041</text:p>
          </table:table-cell>
          <table:table-cell office:value-type="float" office:value="14.324497107619635" table:style-name="ce25">
            <text:p>14.32</text:p>
          </table:table-cell>
          <table:table-cell office:value-type="float" office:value="29309" table:style-name="ce24">
            <text:p>29,309</text:p>
          </table:table-cell>
          <table:table-cell office:value-type="float" office:value="15381" table:style-name="ce24">
            <text:p>15,381</text:p>
          </table:table-cell>
          <table:table-cell office:value-type="float" office:value="13928" table:style-name="ce24">
            <text:p>13,928</text:p>
          </table:table-cell>
          <table:table-cell office:value-type="float" office:value="6.5059690029167978" table:style-name="ce25">
            <text:p>6.51</text:p>
          </table:table-cell>
          <table:table-cell office:value-type="float" office:value="352001" table:style-name="ce24">
            <text:p>352,001</text:p>
          </table:table-cell>
          <table:table-cell office:value-type="float" office:value="171096" table:style-name="ce24">
            <text:p>171,096</text:p>
          </table:table-cell>
          <table:table-cell office:value-type="float" office:value="180905" table:style-name="ce24">
            <text:p>180,905</text:p>
          </table:table-cell>
          <table:table-cell office:value-type="float" office:value="78.136667746962218" table:style-name="ce25">
            <text:p>78.14</text:p>
          </table:table-cell>
          <table:table-cell office:value-type="float" office:value="62093" table:style-name="ce24">
            <text:p>62,093</text:p>
          </table:table-cell>
          <table:table-cell office:value-type="float" office:value="27381" table:style-name="ce24">
            <text:p>27,381</text:p>
          </table:table-cell>
          <table:table-cell office:value-type="float" office:value="34712" table:style-name="ce24">
            <text:p>34,712</text:p>
          </table:table-cell>
          <table:table-cell office:value-type="float" office:value="13.78331342925766" table:style-name="ce25">
            <text:p>13.78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市</text:p>
          </table:table-cell>
          <table:table-cell office:value-type="float" office:value="263202" table:style-name="ce24">
            <text:p>263,202</text:p>
          </table:table-cell>
          <table:table-cell office:value-type="float" office:value="126921" table:style-name="ce24">
            <text:p>126,921</text:p>
          </table:table-cell>
          <table:table-cell office:value-type="float" office:value="136281" table:style-name="ce24">
            <text:p>136,281</text:p>
          </table:table-cell>
          <table:table-cell office:value-type="float" office:value="8884" table:style-name="ce24">
            <text:p>8,884</text:p>
          </table:table-cell>
          <table:table-cell office:value-type="float" office:value="4606" table:style-name="ce24">
            <text:p>4,606</text:p>
          </table:table-cell>
          <table:table-cell office:value-type="float" office:value="4278" table:style-name="ce24">
            <text:p>4,278</text:p>
          </table:table-cell>
          <table:table-cell office:value-type="float" office:value="3.375354290620892" table:style-name="ce25">
            <text:p>3.38</text:p>
          </table:table-cell>
          <table:table-cell office:value-type="float" office:value="13791" table:style-name="ce24">
            <text:p>13,791</text:p>
          </table:table-cell>
          <table:table-cell office:value-type="float" office:value="7082" table:style-name="ce24">
            <text:p>7,082</text:p>
          </table:table-cell>
          <table:table-cell office:value-type="float" office:value="6709" table:style-name="ce24">
            <text:p>6,709</text:p>
          </table:table-cell>
          <table:table-cell office:value-type="float" office:value="5.2397018259739667" table:style-name="ce26">
            <text:p>5.24</text:p>
          </table:table-cell>
          <table:table-cell office:value-type="float" office:value="26320" table:style-name="ce24">
            <text:p>26,320</text:p>
          </table:table-cell>
          <table:table-cell office:value-type="float" office:value="13651" table:style-name="ce24">
            <text:p>13,651</text:p>
          </table:table-cell>
          <table:table-cell office:value-type="float" office:value="12669" table:style-name="ce24">
            <text:p>12,669</text:p>
          </table:table-cell>
          <table:table-cell office:value-type="float" office:value="9.9999240127354661" table:style-name="ce25">
            <text:p>10.00</text:p>
          </table:table-cell>
          <table:table-cell office:value-type="float" office:value="28894" table:style-name="ce24">
            <text:p>28,894</text:p>
          </table:table-cell>
          <table:table-cell office:value-type="float" office:value="14970" table:style-name="ce24">
            <text:p>14,970</text:p>
          </table:table-cell>
          <table:table-cell office:value-type="float" office:value="13924" table:style-name="ce24">
            <text:p>13,924</text:p>
          </table:table-cell>
          <table:table-cell office:value-type="float" office:value="10.977880107294018" table:style-name="ce25">
            <text:p>10.98</text:p>
          </table:table-cell>
          <table:table-cell office:value-type="float" office:value="15481" table:style-name="ce24">
            <text:p>15,481</text:p>
          </table:table-cell>
          <table:table-cell office:value-type="float" office:value="8082" table:style-name="ce24">
            <text:p>8,082</text:p>
          </table:table-cell>
          <table:table-cell office:value-type="float" office:value="7399" table:style-name="ce24">
            <text:p>7,399</text:p>
          </table:table-cell>
          <table:table-cell office:value-type="float" office:value="5.8817942112901882" table:style-name="ce25">
            <text:p>5.88</text:p>
          </table:table-cell>
          <table:table-cell office:value-type="float" office:value="215548" table:style-name="ce24">
            <text:p>215,548</text:p>
          </table:table-cell>
          <table:table-cell office:value-type="float" office:value="102136" table:style-name="ce24">
            <text:p>102,136</text:p>
          </table:table-cell>
          <table:table-cell office:value-type="float" office:value="113412" table:style-name="ce24">
            <text:p>113,412</text:p>
          </table:table-cell>
          <table:table-cell office:value-type="float" office:value="81.894514479373257" table:style-name="ce25">
            <text:p>81.89</text:p>
          </table:table-cell>
          <table:table-cell office:value-type="float" office:value="45411" table:style-name="ce24">
            <text:p>45,411</text:p>
          </table:table-cell>
          <table:table-cell office:value-type="float" office:value="19936" table:style-name="ce24">
            <text:p>19,936</text:p>
          </table:table-cell>
          <table:table-cell office:value-type="float" office:value="25475" table:style-name="ce24">
            <text:p>25,475</text:p>
          </table:table-cell>
          <table:table-cell office:value-type="float" office:value="17.253288348872729" table:style-name="ce25">
            <text:p>17.25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福建省</text:p>
          </table:table-cell>
          <table:table-cell office:value-type="float" office:value="154262" table:style-name="ce20">
            <text:p>154,262</text:p>
          </table:table-cell>
          <table:table-cell office:value-type="float" office:value="77784" table:style-name="ce20">
            <text:p>77,784</text:p>
          </table:table-cell>
          <table:table-cell office:value-type="float" office:value="76478" table:style-name="ce20">
            <text:p>76,478</text:p>
          </table:table-cell>
          <table:table-cell office:value-type="float" office:value="4996" table:style-name="ce20">
            <text:p>4,996</text:p>
          </table:table-cell>
          <table:table-cell office:value-type="float" office:value="2574" table:style-name="ce20">
            <text:p>2,574</text:p>
          </table:table-cell>
          <table:table-cell office:value-type="float" office:value="2422" table:style-name="ce20">
            <text:p>2,422</text:p>
          </table:table-cell>
          <table:table-cell office:value-type="float" office:value="3.2386459400241145" table:style-name="ce21">
            <text:p>3.24</text:p>
          </table:table-cell>
          <table:table-cell office:value-type="float" office:value="6733" table:style-name="ce20">
            <text:p>6,733</text:p>
          </table:table-cell>
          <table:table-cell office:value-type="float" office:value="3495" table:style-name="ce20">
            <text:p>3,495</text:p>
          </table:table-cell>
          <table:table-cell office:value-type="float" office:value="3238" table:style-name="ce20">
            <text:p>3,238</text:p>
          </table:table-cell>
          <table:table-cell office:value-type="float" office:value="4.3646523447122432" table:style-name="ce22">
            <text:p>4.36</text:p>
          </table:table-cell>
          <table:table-cell office:value-type="float" office:value="10945" table:style-name="ce20">
            <text:p>10,945</text:p>
          </table:table-cell>
          <table:table-cell office:value-type="float" office:value="5709" table:style-name="ce20">
            <text:p>5,709</text:p>
          </table:table-cell>
          <table:table-cell office:value-type="float" office:value="5236" table:style-name="ce20">
            <text:p>5,236</text:p>
          </table:table-cell>
          <table:table-cell office:value-type="float" office:value="7.0950720203290505" table:style-name="ce21">
            <text:p>7.10</text:p>
          </table:table-cell>
          <table:table-cell office:value-type="float" office:value="11699" table:style-name="ce20">
            <text:p>11,699</text:p>
          </table:table-cell>
          <table:table-cell office:value-type="float" office:value="6092" table:style-name="ce20">
            <text:p>6,092</text:p>
          </table:table-cell>
          <table:table-cell office:value-type="float" office:value="5607" table:style-name="ce20">
            <text:p>5,607</text:p>
          </table:table-cell>
          <table:table-cell office:value-type="float" office:value="7.583850851149343" table:style-name="ce21">
            <text:p>7.58</text:p>
          </table:table-cell>
          <table:table-cell office:value-type="float" office:value="5338" table:style-name="ce20">
            <text:p>5,338</text:p>
          </table:table-cell>
          <table:table-cell office:value-type="float" office:value="2801" table:style-name="ce20">
            <text:p>2,801</text:p>
          </table:table-cell>
          <table:table-cell office:value-type="float" office:value="2537" table:style-name="ce20">
            <text:p>2,537</text:p>
          </table:table-cell>
          <table:table-cell office:value-type="float" office:value="3.4603466829160783" table:style-name="ce21">
            <text:p>3.46</text:p>
          </table:table-cell>
          <table:table-cell office:value-type="float" office:value="134743" table:style-name="ce20">
            <text:p>134,743</text:p>
          </table:table-cell>
          <table:table-cell office:value-type="float" office:value="67569" table:style-name="ce20">
            <text:p>67,569</text:p>
          </table:table-cell>
          <table:table-cell office:value-type="float" office:value="67174" table:style-name="ce20">
            <text:p>67,174</text:p>
          </table:table-cell>
          <table:table-cell office:value-type="float" office:value="87.346851460502265" table:style-name="ce21">
            <text:p>87.35</text:p>
          </table:table-cell>
          <table:table-cell office:value-type="float" office:value="23900" table:style-name="ce20">
            <text:p>23,900</text:p>
          </table:table-cell>
          <table:table-cell office:value-type="float" office:value="11547" table:style-name="ce20">
            <text:p>11,547</text:p>
          </table:table-cell>
          <table:table-cell office:value-type="float" office:value="12353" table:style-name="ce20">
            <text:p>12,353</text:p>
          </table:table-cell>
          <table:table-cell office:value-type="float" office:value="15.493122090988059" table:style-name="ce21">
            <text:p>15.49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金門縣</text:p>
          </table:table-cell>
          <table:table-cell office:value-type="float" office:value="140510" table:style-name="ce24">
            <text:p>140,510</text:p>
          </table:table-cell>
          <table:table-cell office:value-type="float" office:value="69802" table:style-name="ce24">
            <text:p>69,802</text:p>
          </table:table-cell>
          <table:table-cell office:value-type="float" office:value="70708" table:style-name="ce24">
            <text:p>70,708</text:p>
          </table:table-cell>
          <table:table-cell office:value-type="float" office:value="4452" table:style-name="ce24">
            <text:p>4,452</text:p>
          </table:table-cell>
          <table:table-cell office:value-type="float" office:value="2276" table:style-name="ce24">
            <text:p>2,276</text:p>
          </table:table-cell>
          <table:table-cell office:value-type="float" office:value="2176" table:style-name="ce24">
            <text:p>2,176</text:p>
          </table:table-cell>
          <table:table-cell office:value-type="float" office:value="3.168457761013451" table:style-name="ce25">
            <text:p>3.17</text:p>
          </table:table-cell>
          <table:table-cell office:value-type="float" office:value="6005" table:style-name="ce24">
            <text:p>6,005</text:p>
          </table:table-cell>
          <table:table-cell office:value-type="float" office:value="3085" table:style-name="ce24">
            <text:p>3,085</text:p>
          </table:table-cell>
          <table:table-cell office:value-type="float" office:value="2920" table:style-name="ce24">
            <text:p>2,920</text:p>
          </table:table-cell>
          <table:table-cell office:value-type="float" office:value="4.2737171731549353" table:style-name="ce26">
            <text:p>4.27</text:p>
          </table:table-cell>
          <table:table-cell office:value-type="float" office:value="9774" table:style-name="ce24">
            <text:p>9,774</text:p>
          </table:table-cell>
          <table:table-cell office:value-type="float" office:value="5077" table:style-name="ce24">
            <text:p>5,077</text:p>
          </table:table-cell>
          <table:table-cell office:value-type="float" office:value="4697" table:style-name="ce24">
            <text:p>4,697</text:p>
          </table:table-cell>
          <table:table-cell office:value-type="float" office:value="6.9560885346238708" table:style-name="ce25">
            <text:p>6.96</text:p>
          </table:table-cell>
          <table:table-cell office:value-type="float" office:value="10452" table:style-name="ce24">
            <text:p>10,452</text:p>
          </table:table-cell>
          <table:table-cell office:value-type="float" office:value="5418" table:style-name="ce24">
            <text:p>5,418</text:p>
          </table:table-cell>
          <table:table-cell office:value-type="float" office:value="5034" table:style-name="ce24">
            <text:p>5,034</text:p>
          </table:table-cell>
          <table:table-cell office:value-type="float" office:value="7.4386164685787488" table:style-name="ce25">
            <text:p>7.44</text:p>
          </table:table-cell>
          <table:table-cell office:value-type="float" office:value="4806" table:style-name="ce24">
            <text:p>4,806</text:p>
          </table:table-cell>
          <table:table-cell office:value-type="float" office:value="2511" table:style-name="ce24">
            <text:p>2,511</text:p>
          </table:table-cell>
          <table:table-cell office:value-type="float" office:value="2295" table:style-name="ce24">
            <text:p>2,295</text:p>
          </table:table-cell>
          <table:table-cell office:value-type="float" office:value="3.4203971247598037" table:style-name="ce25">
            <text:p>3.42</text:p>
          </table:table-cell>
          <table:table-cell office:value-type="float" office:value="122932" table:style-name="ce24">
            <text:p>122,932</text:p>
          </table:table-cell>
          <table:table-cell office:value-type="float" office:value="60643" table:style-name="ce24">
            <text:p>60,643</text:p>
          </table:table-cell>
          <table:table-cell office:value-type="float" office:value="62289" table:style-name="ce24">
            <text:p>62,289</text:p>
          </table:table-cell>
          <table:table-cell office:value-type="float" office:value="87.489858373069524" table:style-name="ce25">
            <text:p>87.49</text:p>
          </table:table-cell>
          <table:table-cell office:value-type="float" office:value="22031" table:style-name="ce24">
            <text:p>22,031</text:p>
          </table:table-cell>
          <table:table-cell office:value-type="float" office:value="10521" table:style-name="ce24">
            <text:p>10,521</text:p>
          </table:table-cell>
          <table:table-cell office:value-type="float" office:value="11510" table:style-name="ce24">
            <text:p>11,510</text:p>
          </table:table-cell>
          <table:table-cell office:value-type="float" office:value="15.679311081061847" table:style-name="ce25">
            <text:p>15.68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連江縣</text:p>
          </table:table-cell>
          <table:table-cell office:value-type="float" office:value="13752" table:style-name="ce24">
            <text:p>13,752</text:p>
          </table:table-cell>
          <table:table-cell office:value-type="float" office:value="7982" table:style-name="ce24">
            <text:p>7,982</text:p>
          </table:table-cell>
          <table:table-cell office:value-type="float" office:value="5770" table:style-name="ce24">
            <text:p>5,770</text:p>
          </table:table-cell>
          <table:table-cell office:value-type="float" office:value="544" table:style-name="ce24">
            <text:p>544</text:p>
          </table:table-cell>
          <table:table-cell office:value-type="float" office:value="298" table:style-name="ce24">
            <text:p>298</text:p>
          </table:table-cell>
          <table:table-cell office:value-type="float" office:value="246" table:style-name="ce24">
            <text:p>246</text:p>
          </table:table-cell>
          <table:table-cell office:value-type="float" office:value="3.9557882489819658" table:style-name="ce25">
            <text:p>3.96</text:p>
          </table:table-cell>
          <table:table-cell office:value-type="float" office:value="728" table:style-name="ce24">
            <text:p>728</text:p>
          </table:table-cell>
          <table:table-cell office:value-type="float" office:value="410" table:style-name="ce24">
            <text:p>410</text:p>
          </table:table-cell>
          <table:table-cell office:value-type="float" office:value="318" table:style-name="ce24">
            <text:p>318</text:p>
          </table:table-cell>
          <table:table-cell office:value-type="float" office:value="5.2937754508435138" table:style-name="ce26">
            <text:p>5.29</text:p>
          </table:table-cell>
          <table:table-cell office:value-type="float" office:value="1171" table:style-name="ce24">
            <text:p>1,171</text:p>
          </table:table-cell>
          <table:table-cell office:value-type="float" office:value="632" table:style-name="ce24">
            <text:p>632</text:p>
          </table:table-cell>
          <table:table-cell office:value-type="float" office:value="539" table:style-name="ce24">
            <text:p>539</text:p>
          </table:table-cell>
          <table:table-cell office:value-type="float" office:value="8.5151250727166961" table:style-name="ce25">
            <text:p>8.52</text:p>
          </table:table-cell>
          <table:table-cell office:value-type="float" office:value="1247" table:style-name="ce24">
            <text:p>1,247</text:p>
          </table:table-cell>
          <table:table-cell office:value-type="float" office:value="674" table:style-name="ce24">
            <text:p>674</text:p>
          </table:table-cell>
          <table:table-cell office:value-type="float" office:value="573" table:style-name="ce24">
            <text:p>573</text:p>
          </table:table-cell>
          <table:table-cell office:value-type="float" office:value="9.0677719604421174" table:style-name="ce25">
            <text:p>9.07</text:p>
          </table:table-cell>
          <table:table-cell office:value-type="float" office:value="532" table:style-name="ce24">
            <text:p>532</text:p>
          </table:table-cell>
          <table:table-cell office:value-type="float" office:value="290" table:style-name="ce24">
            <text:p>290</text:p>
          </table:table-cell>
          <table:table-cell office:value-type="float" office:value="242" table:style-name="ce24">
            <text:p>242</text:p>
          </table:table-cell>
          <table:table-cell office:value-type="float" office:value="3.8685282140779522" table:style-name="ce25">
            <text:p>3.87</text:p>
          </table:table-cell>
          <table:table-cell office:value-type="float" office:value="11811" table:style-name="ce24">
            <text:p>11,811</text:p>
          </table:table-cell>
          <table:table-cell office:value-type="float" office:value="6926" table:style-name="ce24">
            <text:p>6,926</text:p>
          </table:table-cell>
          <table:table-cell office:value-type="float" office:value="4885" table:style-name="ce24">
            <text:p>4,885</text:p>
          </table:table-cell>
          <table:table-cell office:value-type="float" office:value="85.88568935427574" table:style-name="ce25">
            <text:p>85.89</text:p>
          </table:table-cell>
          <table:table-cell office:value-type="float" office:value="1869" table:style-name="ce24">
            <text:p>1,869</text:p>
          </table:table-cell>
          <table:table-cell office:value-type="float" office:value="1026" table:style-name="ce24">
            <text:p>1,026</text:p>
          </table:table-cell>
          <table:table-cell office:value-type="float" office:value="843" table:style-name="ce24">
            <text:p>843</text:p>
          </table:table-cell>
          <table:table-cell office:value-type="float" office:value="13.590750436300175" table:style-name="ce25">
            <text:p>13.59</text:p>
          </table:table-cell>
          <table:table-cell table:number-columns-repeated="16352" table:style-name="ce27"/>
        </table:table-row>
        <table:table-row table:style-name="ro8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2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16352"/>
        </table:table-row>
        <table:table-row table:style-name="ro9">
          <table:table-cell office:value-type="string" table:style-name="ce33">
            <text:p>說明：本表各年齡結構指標項目係屬部分統計，各年齡指標欄位合計數不等於總人口數。</text:p>
          </table:table-cell>
          <table:table-cell table:number-columns-repeated="6" table:style-name="ce34"/>
          <table:table-cell table:number-columns-repeated="17" table:style-name="ce35"/>
          <table:table-cell table:number-columns-repeated="3" table:style-name="ce36"/>
          <table:table-cell table:number-columns-repeated="4" table:style-name="ce37"/>
          <table:table-cell office:value-type="string" table:style-name="ce38">
            <text:p><text:s text:c="16"/>內政部戶政司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table table:name="'file:///C:/Users/moi1849/Desktop/123/3/1.月報/06速(月)報套印/11104/上網各月速報公式(4月).xls'#說明" table:style-name="ta2">
        <table:table-source xlink:href="file:///C:/Users/moi1849/Desktop/123/3/1.月報/06速(月)報套印/11104/上網各月速報公式(4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60" table:style-name="ta2">
        <table:table-source xlink:href="file:///C:/Users/moi1849/Desktop/123/3/1.月報/06速(月)報套印/11104/上網各月速報公式(4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70" table:style-name="ta2">
        <table:table-source xlink:href="file:///C:/Users/moi1849/Desktop/123/3/1.月報/06速(月)報套印/11104/上網各月速報公式(4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B0" table:style-name="ta2">
        <table:table-source xlink:href="file:///C:/Users/moi1849/Desktop/123/3/1.月報/06速(月)報套印/11104/上網各月速報公式(4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年月別" table:style-name="ta2">
        <table:table-source xlink:href="file:///C:/Users/moi1849/Desktop/123/3/1.月報/06速(月)報套印/11104/上網各月速報公式(4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縣市別" table:style-name="ta2">
        <table:table-source xlink:href="file:///C:/Users/moi1849/Desktop/123/3/1.月報/06速(月)報套印/11104/上網各月速報公式(4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年齡結構" table:style-name="ta2">
        <table:table-source xlink:href="file:///C:/Users/moi1849/Desktop/123/3/1.月報/06速(月)報套印/11104/上網各月速報公式(4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資料分析" table:style-name="ta2">
        <table:table-source xlink:href="file:///C:/Users/moi1849/Desktop/123/3/1.月報/06速(月)報套印/11104/上網各月速報公式(4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分析(草稿)" table:style-name="ta2">
        <table:table-source xlink:href="file:///C:/Users/moi1849/Desktop/123/3/1.月報/06速(月)報套印/11104/上網各月速報公式(4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2-年月別" table:style-name="ta2">
        <table:table-source xlink:href="file:///C:/Users/moi1849/Desktop/123/3/1.月報/06速(月)報套印/11104/上網各月速報公式(4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2-縣市別" table:style-name="ta2">
        <table:table-source xlink:href="file:///C:/Users/moi1849/Desktop/123/3/1.月報/06速(月)報套印/11104/上網各月速報公式(4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4-單一年齡" table:style-name="ta2">
        <table:table-source xlink:href="file:///C:/Users/moi1849/Desktop/123/3/1.月報/06速(月)報套印/11104/上網各月速報公式(4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5-年齡結構" table:style-name="ta2">
        <table:table-source xlink:href="file:///C:/Users/moi1849/Desktop/123/3/1.月報/06速(月)報套印/11104/上網各月速報公式(4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6-人口增加&amp;生死結離" table:style-name="ta2">
        <table:table-source xlink:href="file:///C:/Users/moi1849/Desktop/123/3/1.月報/06速(月)報套印/11104/上網各月速報公式(4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7-年月別" table:style-name="ta2">
        <table:table-source xlink:href="file:///C:/Users/moi1849/Desktop/123/3/1.月報/06速(月)報套印/11104/上網各月速報公式(4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7-縣市別" table:style-name="ta2">
        <table:table-source xlink:href="file:///C:/Users/moi1849/Desktop/123/3/1.月報/06速(月)報套印/11104/上網各月速報公式(4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0-年月別" table:style-name="ta2">
        <table:table-source xlink:href="file:///C:/Users/moi1849/Desktop/123/3/1.月報/06速(月)報套印/11104/上網各月速報公式(4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0-縣市別" table:style-name="ta2">
        <table:table-source xlink:href="file:///C:/Users/moi1849/Desktop/123/3/1.月報/06速(月)報套印/11104/上網各月速報公式(4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1-遷徙" table:style-name="ta2">
        <table:table-source xlink:href="file:///C:/Users/moi1849/Desktop/123/3/1.月報/06速(月)報套印/11104/上網各月速報公式(4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5-03T05:39:57Z</meta:creation-date>
    <dc:date>2022-05-03T05:40:28Z</dc:date>
  </office:meta>
</office:document-meta>
</file>